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text-properties fo:background-color="#ab68ff"/>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background-color="#ab68ff"/>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paragraph-properties fo:margin-top="0in" fo:margin-bottom="0in"/>
    </style:style>
    <style:style style:name="P91" style:family="paragraph" style:parent-style-name="Text_20_body">
      <style:paragraph-properties fo:margin-top="0in" fo:margin-bottom="0in"/>
      <style:text-properties fo:background-color="#ab68ff"/>
    </style:style>
    <style:style style:name="P92" style:family="paragraph" style:parent-style-name="Text_20_body" style:list-style-name="L10">
      <style:paragraph-properties fo:margin-top="0in" fo:margin-bottom="0in"/>
    </style:style>
    <style:style style:name="P93" style:family="paragraph" style:parent-style-name="Text_20_body" style:list-style-name="L15">
      <style:paragraph-properties fo:margin-top="0in" fo:margin-bottom="0in"/>
    </style:style>
    <style:style style:name="P94" style:family="paragraph" style:parent-style-name="Text_20_body" style:list-style-name="L16">
      <style:paragraph-properties fo:margin-top="0in" fo:margin-bottom="0in"/>
    </style:style>
    <style:style style:name="P95" style:family="paragraph" style:parent-style-name="Text_20_body" style:list-style-name="L17">
      <style:paragraph-properties fo:margin-top="0in" fo:margin-bottom="0in"/>
    </style:style>
    <style:style style:name="P96" style:family="paragraph" style:parent-style-name="Text_20_body" style:list-style-name="L18">
      <style:paragraph-properties fo:margin-top="0in" fo:margin-bottom="0in"/>
    </style:style>
    <style:style style:name="P97" style:family="paragraph" style:parent-style-name="Text_20_body" style:list-style-name="L19">
      <style:paragraph-properties fo:margin-top="0in" fo:margin-bottom="0in"/>
    </style:style>
    <style:style style:name="P98" style:family="paragraph" style:parent-style-name="Text_20_body" style:list-style-name="L20">
      <style:paragraph-properties fo:margin-top="0in" fo:margin-bottom="0in"/>
    </style:style>
    <style:style style:name="P99" style:family="paragraph" style:parent-style-name="Text_20_body" style:list-style-name="L21">
      <style:paragraph-properties fo:margin-top="0in" fo:margin-bottom="0in"/>
    </style:style>
    <style:style style:name="P100" style:family="paragraph" style:parent-style-name="Text_20_body" style:list-style-name="L22">
      <style:paragraph-properties fo:margin-top="0in" fo:margin-bottom="0in"/>
    </style:style>
    <style:style style:name="P101" style:family="paragraph" style:parent-style-name="Text_20_body" style:list-style-name="L23">
      <style:paragraph-properties fo:margin-top="0in" fo:margin-bottom="0in"/>
    </style:style>
    <style:style style:name="P102" style:family="paragraph" style:parent-style-name="Text_20_body" style:list-style-name="L24">
      <style:paragraph-properties fo:margin-top="0in" fo:margin-bottom="0in"/>
    </style:style>
    <style:style style:name="P103" style:family="paragraph" style:parent-style-name="Text_20_body" style:list-style-name="L33">
      <style:paragraph-properties fo:margin-top="0in" fo:margin-bottom="0in"/>
    </style:style>
    <style:style style:name="P104" style:family="paragraph" style:parent-style-name="Text_20_body" style:list-style-name="L34">
      <style:paragraph-properties fo:margin-top="0in" fo:margin-bottom="0in"/>
    </style:style>
    <style:style style:name="P105" style:family="paragraph" style:parent-style-name="Text_20_body" style:list-style-name="L35">
      <style:paragraph-properties fo:margin-top="0in" fo:margin-bottom="0in"/>
    </style:style>
    <style:style style:name="P106" style:family="paragraph" style:parent-style-name="Text_20_body" style:list-style-name="L36">
      <style:paragraph-properties fo:margin-top="0in" fo:margin-bottom="0in"/>
    </style:style>
    <style:style style:name="P107" style:family="paragraph" style:parent-style-name="Text_20_body" style:list-style-name="L37">
      <style:paragraph-properties fo:margin-top="0in" fo:margin-bottom="0in"/>
    </style:style>
    <style:style style:name="P108" style:family="paragraph" style:parent-style-name="Text_20_body" style:list-style-name="L38">
      <style:paragraph-properties fo:margin-top="0in" fo:margin-bottom="0in"/>
    </style:style>
    <style:style style:name="P109" style:family="paragraph" style:parent-style-name="Text_20_body" style:list-style-name="L39">
      <style:paragraph-properties fo:margin-top="0in" fo:margin-bottom="0in"/>
    </style:style>
    <style:style style:name="P110" style:family="paragraph" style:parent-style-name="Text_20_body" style:list-style-name="L40">
      <style:paragraph-properties fo:margin-top="0in" fo:margin-bottom="0in"/>
    </style:style>
    <style:style style:name="P111" style:family="paragraph" style:parent-style-name="Text_20_body" style:list-style-name="L41">
      <style:paragraph-properties fo:margin-top="0in" fo:margin-bottom="0in"/>
    </style:style>
    <style:style style:name="P112" style:family="paragraph" style:parent-style-name="Text_20_body" style:list-style-name="L42">
      <style:paragraph-properties fo:margin-top="0in" fo:margin-bottom="0in"/>
    </style:style>
    <style:style style:name="P113" style:family="paragraph" style:parent-style-name="Text_20_body" style:list-style-name="L43">
      <style:paragraph-properties fo:margin-top="0in" fo:margin-bottom="0in"/>
    </style:style>
    <style:style style:name="P114" style:family="paragraph" style:parent-style-name="Text_20_body" style:list-style-name="L44">
      <style:paragraph-properties fo:margin-top="0in" fo:margin-bottom="0in"/>
    </style:style>
    <style:style style:name="P115" style:family="paragraph" style:parent-style-name="Text_20_body" style:list-style-name="L58">
      <style:paragraph-properties fo:margin-top="0in" fo:margin-bottom="0in"/>
    </style:style>
    <style:style style:name="P116" style:family="paragraph" style:parent-style-name="Text_20_body" style:list-style-name="L59">
      <style:paragraph-properties fo:margin-top="0in" fo:margin-bottom="0in"/>
    </style:style>
    <style:style style:name="P117" style:family="paragraph" style:parent-style-name="Text_20_body" style:list-style-name="L70">
      <style:paragraph-properties fo:margin-top="0in" fo:margin-bottom="0in"/>
    </style:style>
    <style:style style:name="P118" style:family="paragraph" style:parent-style-name="Text_20_body" style:list-style-name="L72">
      <style:paragraph-properties fo:margin-top="0in" fo:margin-bottom="0in"/>
    </style:style>
    <style:style style:name="P119" style:family="paragraph" style:parent-style-name="Text_20_body" style:list-style-name="L74">
      <style:paragraph-properties fo:margin-top="0in" fo:margin-bottom="0in"/>
    </style:style>
    <style:style style:name="P120" style:family="paragraph" style:parent-style-name="Text_20_body" style:list-style-name="L75">
      <style:paragraph-properties fo:margin-top="0in" fo:margin-bottom="0in"/>
    </style:style>
    <style:style style:name="P121" style:family="paragraph" style:parent-style-name="Text_20_body" style:list-style-name="L79">
      <style:paragraph-properties fo:margin-top="0in" fo:margin-bottom="0in"/>
    </style:style>
    <style:style style:name="P122" style:family="paragraph" style:parent-style-name="Text_20_body" style:list-style-name="L80">
      <style:paragraph-properties fo:margin-top="0in" fo:margin-bottom="0in"/>
    </style:style>
    <style:style style:name="P123" style:family="paragraph" style:parent-style-name="Text_20_body" style:list-style-name="L83">
      <style:paragraph-properties fo:margin-top="0in" fo:margin-bottom="0in"/>
    </style:style>
    <style:style style:name="P124" style:family="paragraph" style:parent-style-name="Text_20_body" style:list-style-name="L84">
      <style:paragraph-properties fo:margin-top="0in" fo:margin-bottom="0in"/>
    </style:style>
    <style:style style:name="P125" style:family="paragraph" style:parent-style-name="Text_20_body" style:list-style-name="L86">
      <style:paragraph-properties fo:margin-top="0in" fo:margin-bottom="0in"/>
    </style:style>
    <style:style style:name="P126"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in the context of Deep Learning most data is normalized to a value of 1 for the latent space the model uses to represent the shape of the data. I've a theory that normalizing the space to .707 can provide inherent trigonometric benefits. The reason being .707 multiplied by itself gives .5. Which when you consider the vertex of x and y in the latent space that forms a 90 degree angle. .5 of 90 degrees is 45 which gives us sin and cos. What are you thoughts on potential loss functions and activation functions that could be derived from a different normalization space that has inherent trigonometric properties?</text:p>
      <text:p text:style-name="P1">ChatGPT</text:p>
      <text:p text:style-name="Text_20_body">Your theory about normalizing the latent space to a value of 0.707 to leverage trigonometric properties is quite interesting. In traditional deep learning, normalization is typically done to simplify the learning process by standardizing the range of the input data. The value 0.707 is intriguing because it's the cosine and sine of a 45-degree angle in a unit circle, suggesting a potential symmetry or balance in the data representation.</text:p>
      <text:h text:style-name="Heading_20_3" text:outline-level="3">Potential Loss Functions:</text:h>
      <text:list xml:id="list1591290497916525848" text:style-name="L1">
        <text:list-item>
          <text:p text:style-name="P2"><text:span text:style-name="Strong_20_Emphasis">Trigonometric Loss Functions</text:span>: Since your normalization strategy revolves around trigonometric properties, you could explore loss functions that incorporate trigonometric terms. For instance, a loss function that minimizes the cosine distance between the predicted and actual values could be more effective in a space normalized to 0.707.</text:p>
        </text:list-item>
        <text:list-item>
          <text:p text:style-name="P2"><text:span text:style-name="Strong_20_Emphasis">Periodic Loss Functions</text:span>: Considering the periodic nature of trigonometric functions, a loss function that accounts for the periodicity of the data might be beneficial. This could help in learning patterns that are inherently cyclical, like time-series data.</text:p>
        </text:list-item>
        <text:list-item>
          <text:p text:style-name="P2"><text:span text:style-name="Strong_20_Emphasis">Complex-Valued Loss Functions</text:span>: If you extend the data representation to the complex plane (using Euler's formula, e.g., eiθ=cos⁡(θ)+isin⁡(θ)eiθ=cos(θ)+isin(θ)), you could use loss functions that operate on complex numbers. This approach can naturally incorporate the trigonometric properties of the data.</text:p>
        </text:list-item>
      </text:list>
      <text:h text:style-name="Heading_20_3" text:outline-level="3">Potential Activation Functions:</text:h>
      <text:list xml:id="list1672297847969241173" text:style-name="L2">
        <text:list-item>
          <text:p text:style-name="P3"><text:span text:style-name="Strong_20_Emphasis">Trigonometric Activation Functions</text:span>: Functions like sine and cosine as activation functions might be more suitable in a trigonometrically normalized space. These could introduce non-linearities that are more aligned with the nature of your data representation.</text:p>
        </text:list-item>
        <text:list-item>
          <text:p text:style-name="P3"><text:span text:style-name="Strong_20_Emphasis">Parametric Trigonometric Functions</text:span>: These are trigonometric functions with learnable parameters. For example, a scaled and shifted sine function where the model learns the optimal scale and phase shift for the data.</text:p>
        </text:list-item>
        <text:list-item>
          <text:p text:style-name="P3"><text:span text:style-name="Strong_20_Emphasis">Complex-Valued Activations</text:span>: If you're considering complex-valued neural networks, using activations that operate in the complex domain (like complex versions of ReLU or sigmoid) could be advantageous.</text:p>
        </text:list-item>
      </text:list>
      <text:h text:style-name="Heading_20_3" text:outline-level="3">Considerations:</text:h>
      <text:list xml:id="list2165380689784301738" text:style-name="L3">
        <text:list-item>
          <text:p text:style-name="P4"><text:span text:style-name="Strong_20_Emphasis">Data Distribution</text:span>: The effectiveness of your approach might be highly dependent on the data distribution. Data that naturally exhibits trigonometric properties or periodicity might benefit more from this normalization.</text:p>
        </text:list-item>
        <text:list-item>
          <text:p text:style-name="P4"><text:span text:style-name="Strong_20_Emphasis">Model Complexity</text:span>: Introducing trigonometric functions can increase the complexity of the <text:soft-page-break/>model. This might necessitate more careful tuning and possibly more data for effective training.</text:p>
        </text:list-item>
        <text:list-item>
          <text:p text:style-name="P4"><text:span text:style-name="Strong_20_Emphasis">Exploration and Experimentation</text:span>: This approach is quite novel and unorthodox. It would require extensive experimentation to find the most suitable loss and activation functions. You'd need to test and validate the model on various datasets to understand its strengths and limitations.</text:p>
        </text:list-item>
      </text:list>
      <text:p text:style-name="Text_20_body">In conclusion, while this approach is theoretically fascinating, its practical application would require significant experimentation and validation. It's a good example of how thinking outside traditional frameworks can lead to innovative methods in machine learning.</text:p>
      <text:p text:style-name="P90"><draw:frame draw:style-name="fr1" draw:name="graphics1" text:anchor-type="as-char" svg:width="0.25in" svg:height="0.25in" draw:z-index="0"><draw:image xlink:href="https://lh3.googleusercontent.com/a/AEdFTp6jYKPqFAL5d5QA-H4-u2W-JplMrTkEoKIpN6wOnw=s96-c" xlink:type="simple" xlink:show="embed" xlink:actuate="onLoad"/><svg:title>User</svg:title></draw:frame></text:p>
      <text:p text:style-name="P90">It's a rough sketch and outline of what's in my head anything you could iterate on?</text:p>
      <text:p text:style-name="P5">ChatGPT</text:p>
      <text:p text:style-name="Text_20_body">Your sketch seems to depict a latent space with trigonometric normalization, and you're illustrating how the features might be represented within this space. The idea of using a normalization factor of 0.707 (which corresponds to 122</text:p>
      <text:p text:style-name="Text_20_body">​1​) is based on the fact that squaring this value yields 0.5, which aligns with the sine and cosine of a 45-degree angle, as you've noted.</text:p>
      <text:p text:style-name="Text_20_body">This concept plays into the idea of a hyperbolic latent space, which is a non-Euclidean geometry that could potentially offer benefits for certain types of data, particularly data with hierarchical or graph structures. Hyperbolic spaces are characterized by negative curvature, which allows for efficient encoding of hierarchical relationships.</text:p>
      <text:h text:style-name="Heading_20_3" text:outline-level="3">Iterations on the Concept:</text:h>
      <text:list xml:id="list2324523275781643212" text:style-name="L4">
        <text:list-item>
          <text:p text:style-name="P6"><text:span text:style-name="Strong_20_Emphasis">Hyperbolic Neural Networks</text:span>: Incorporating your normalization concept into hyperbolic neural networks. These networks use hyperbolic geometry in their latent spaces, which might naturally complement your trigonometric normalization approach.</text:p>
        </text:list-item>
        <text:list-item>
          <text:p text:style-name="P6"><text:span text:style-name="Strong_20_Emphasis">Fourier Features</text:span>: Given the connection to sine and cosine, you might explore the use of Fourier features in your model. These are features derived from the Fourier transform of the input signals and can capture frequency-based patterns in the data.</text:p>
        </text:list-item>
        <text:list-item>
          <text:p text:style-name="P6"><text:span text:style-name="Strong_20_Emphasis">Trigonometric Embedding</text:span>: The idea of trigonometric normalization could be extended to the embedding layer of a neural network, where the embeddings are projected onto a circle of radius 0.707, thus ensuring that all embeddings have a consistent trigonometric relationship to each other.</text:p>
        </text:list-item>
        <text:list-item>
          <text:p text:style-name="P6"><text:span text:style-name="Strong_20_Emphasis">Complex-Valued Representations</text:span>: Given the close relationship between trigonometric functions and complex numbers, you could represent data points in the complex plane, where the real and imaginary parts correspond to the cosine and sine components, respectively.</text:p>
        </text:list-item>
        <text:list-item>
          <text:p text:style-name="P6"><text:span text:style-name="Strong_20_Emphasis">Rotation-Based Data Augmentation</text:span>: If the data has rotational symmetry or invariance, using a latent space normalized to 0.707 could be advantageous. This symmetry could be exploited further with data augmentation techniques that involve rotation.</text:p>
        </text:list-item>
        <text:list-item>
          <text:p text:style-name="P6"><text:span text:style-name="Strong_20_Emphasis">Loss Functions Incorporating Angle Minimization</text:span>: Designing loss functions that specifically minimize the angular difference between predictions and targets, which could be particularly effective in a trigonometrically normalized space.</text:p>
        </text:list-item>
        <text:list-item>
          <text:p text:style-name="P6"><text:span text:style-name="Strong_20_Emphasis">Custom Activation Functions</text:span>: Developing activation functions that activate neurons based on <text:soft-page-break/>their position in this trigonometrically normalized space. For example, an activation that triggers based on the angle of the input vector.</text:p>
        </text:list-item>
        <text:list-item>
          <text:p text:style-name="P6"><text:span text:style-name="Strong_20_Emphasis">Geometric Deep Learning</text:span>: Exploring the broader field of geometric deep learning, where the focus is on the geometric structure of the data. This could include using manifolds with curvature that matches your normalization strategy.</text:p>
        </text:list-item>
      </text:list>
      <text:p text:style-name="Text_20_body">In operationalizing this concept, you will likely need to prototype and iterate extensively to fine-tune the architecture, the normalization strategy, and the related functions to your specific data and use case. This could involve custom-tailoring traditional deep learning components to better fit the geometric intuitions your sketch outlines.</text:p>
      <text:p text:style-name="P90"><draw:frame draw:style-name="fr1" draw:name="graphics2" text:anchor-type="as-char" svg:width="0.25in" svg:height="0.25in" draw:z-index="1"><draw:image xlink:href="https://lh3.googleusercontent.com/a/AEdFTp6jYKPqFAL5d5QA-H4-u2W-JplMrTkEoKIpN6wOnw=s96-c" xlink:type="simple" xlink:show="embed" xlink:actuate="onLoad"/><svg:title>User</svg:title></draw:frame></text:p>
      <text:p text:style-name="P90">Could you use DALLE to generate an image that more clearly demonstrates my sketch?</text:p>
      <text:p text:style-name="P91">ChatGPT</text:p>
      <text:p text:style-name="Text_20_body">Error creating image</text:p>
      <text:p text:style-name="Text_20_body">It seems there's an issue with generating the image at the moment. While we wait for this to resolve, I can offer to help elaborate on the concept or answer any other questions you might have related to your theory or other topics.</text:p>
      <text:p text:style-name="P90"><draw:frame draw:style-name="fr1" draw:name="graphics3" text:anchor-type="as-char" svg:width="0.25in" svg:height="0.25in" draw:z-index="2"><draw:image xlink:href="https://lh3.googleusercontent.com/a/AEdFTp6jYKPqFAL5d5QA-H4-u2W-JplMrTkEoKIpN6wOnw=s96-c" xlink:type="simple" xlink:show="embed" xlink:actuate="onLoad"/><svg:title>User</svg:title></draw:frame></text:p>
      <text:p text:style-name="P90">Okay so basically its up to the data and what type of problem that's trying to be solved that might determine the best use for the .707 normalization and its associated loss and activation functions. What would be the simplest data to manipulate and the simplest problem to solve using this .707 frame work and what activation function and loss function should be used?</text:p>
      <text:p text:style-name="P5">ChatGPT</text:p>
      <text:p text:style-name="Text_20_body">The choice of data and problems where a 0.707 normalization (associated with the cosine and sine of a 45-degree angle) might be most beneficial would generally involve scenarios where the data or the problem has inherent trigonometric properties or where relationships in the data are best represented in a circular or spherical fashion. Here's a breakdown of what might work best:</text:p>
      <text:h text:style-name="Heading_20_3" text:outline-level="3">Simplest Data and Problems:</text:h>
      <text:list xml:id="list6775140357852193061" text:style-name="L5">
        <text:list-item>
          <text:p text:style-name="P7"><text:span text:style-name="Strong_20_Emphasis">Circular or Spherical Data Distributions</text:span>: If the data naturally clusters in a circle or sphere, such as in certain types of geographical data or when dealing with phases and cycles.</text:p>
        </text:list-item>
        <text:list-item>
          <text:p text:style-name="P7"><text:span text:style-name="Strong_20_Emphasis">Time Series Data with Periodicity</text:span>: Data with clear periodicity, such as daily temperature cycles, might benefit from this normalization since trigonometric functions naturally model cycles.</text:p>
        </text:list-item>
        <text:list-item>
          <text:p text:style-name="P7"><text:span text:style-name="Strong_20_Emphasis">Audio Signal Processing</text:span>: Audio waves can be effectively represented and manipulated using trigonometric functions, given their sinusoidal nature.</text:p>
        </text:list-item>
        <text:list-item>
          <text:p text:style-name="P7"><text:span text:style-name="Strong_20_Emphasis">Image Processing with Rotational Invariance</text:span>: Problems like object recognition in images where the object can appear at various rotations.</text:p>
        </text:list-item>
      </text:list>
      <text:h text:style-name="Heading_20_3" text:outline-level="3">Activation Functions:</text:h>
      <text:p text:style-name="Text_20_body">Given the normalization to 0.707, you might want to use activation functions that are sensitive to the angles in the input space or that can maintain the trigonometric properties:</text:p>
      <text:list xml:id="list2857253545469861493" text:style-name="L6">
        <text:list-item>
          <text:p text:style-name="P8"><text:span text:style-name="Strong_20_Emphasis">Sine/Cosine Activation</text:span>: Using sine or cosine as the activation function can keep the outputs <text:soft-page-break/>within the normalized range and preserve trigonometric relationships.</text:p>
        </text:list-item>
        <text:list-item>
          <text:p text:style-name="P8"><text:span text:style-name="Strong_20_Emphasis">Parametric Trigonometric Activation</text:span>: An activation function like A⋅sin⁡(B⋅x+C)A⋅sin(B⋅x+C), where A, B, and C are learnable parameters, could adaptively capture the periodicity in the data.</text:p>
        </text:list-item>
      </text:list>
      <text:h text:style-name="Heading_20_3" text:outline-level="3">Loss Functions:</text:h>
      <text:p text:style-name="Text_20_body">For loss functions, you would want something that can work well with the chosen activation function and data type:</text:p>
      <text:list xml:id="list5971187744298257181" text:style-name="L7">
        <text:list-item>
          <text:p text:style-name="P9"><text:span text:style-name="Strong_20_Emphasis">Cosine Similarity Loss</text:span>: Minimizes the angle between the predicted and actual vectors, which could be particularly effective if the vectors are normalized to a magnitude of 0.707.</text:p>
        </text:list-item>
        <text:list-item>
          <text:p text:style-name="P9"><text:span text:style-name="Strong_20_Emphasis">Mean Squared Error (MSE)</text:span>: If the output of the network is expected to directly represent values in the normalized space, then MSE could still be appropriate, especially if combined with an angle-sensitive activation function.</text:p>
        </text:list-item>
      </text:list>
      <text:h text:style-name="Heading_20_3" text:outline-level="3">Simplest Implementation:</text:h>
      <text:p text:style-name="Text_20_body">To start simple, you could implement a neural network to solve a regression problem with a clear trigonometric relationship using the sine activation function and cosine similarity loss. For instance, you could try to predict the next value in a synthetic dataset where the inputs and outputs are points on a unit circle scaled to radius 0.707.</text:p>
      <text:p text:style-name="Text_20_body">Keep in mind that while the idea is theoretically sound, the practical application will require careful consideration of how the normalization interacts with the rest of the neural network and the optimization process. It would be essential to conduct experiments and compare the results with traditional normalization methods to validate the effectiveness of the approach.</text:p>
      <text:p text:style-name="P90"><draw:frame draw:style-name="fr1" draw:name="graphics4" text:anchor-type="as-char" svg:width="0.25in" svg:height="0.25in" draw:z-index="3"><draw:image xlink:href="https://lh3.googleusercontent.com/a/AEdFTp6jYKPqFAL5d5QA-H4-u2W-JplMrTkEoKIpN6wOnw=s96-c" xlink:type="simple" xlink:show="embed" xlink:actuate="onLoad"/><svg:title>User</svg:title></draw:frame></text:p>
      <text:p text:style-name="P90">Intresting that you have the idea to normalize the space to a unit circle, but that does not give us the correct dimensional shape to work with complex data types (unless you can explain how a circle can give us more dimensions. I was thinking that this system is more of a blend of a psuedo Euclidean latent space. This would allow for more shenanigans with other types of math for loss and activation functions. </text:p>
      <text:p text:style-name="P5">ChatGPT</text:p>
      <text:p text:style-name="Text_20_body">When dealing with complex data types in a latent space, the aim is often to capture as much of the data's variance as possible, which usually requires a multi-dimensional space. A unit circle by itself, indeed, only provides two dimensions, which can be limiting. However, in the context of complex data, there are several ways that a circle or spherical normalization can contribute to a higher-dimensional space.</text:p>
      <text:h text:style-name="Heading_20_3" text:outline-level="3">High-Dimensional Spaces and Circles:</text:h>
      <text:list xml:id="list3075352396597906199" text:style-name="L8">
        <text:list-item>
          <text:p text:style-name="P10"><text:span text:style-name="Strong_20_Emphasis">Complex Numbers and Phasors</text:span>: Complex numbers can represent two dimensions on a plane with the concept of magnitude and phase. A unit circle can be useful for representing the phase of complex numbers. In higher dimensions, the concept of a unit circle generalizes to a unit sphere or hypersphere.</text:p>
        </text:list-item>
        <text:list-item>
          <text:p text:style-name="P10"><text:span text:style-name="Strong_20_Emphasis">Fourier Transform</text:span>: The Fourier transform uses complex numbers to represent signals in terms <text:soft-page-break/>of their frequency components. Each frequency component can be thought of as a point on a unit circle in the complex plane. When dealing with multiple frequencies, you essentially have a multi-dimensional space of circles, each representing a different frequency.</text:p>
        </text:list-item>
        <text:list-item>
          <text:p text:style-name="P10"><text:span text:style-name="Strong_20_Emphasis">Spherical Embeddings</text:span>: In machine learning, especially with embeddings, you can have high-dimensional vectors normalized to lie on the surface of a hypersphere. This is particularly useful in representing hierarchical structures or in graph embeddings.</text:p>
        </text:list-item>
        <text:list-item>
          <text:p text:style-name="P10"><text:span text:style-name="Strong_20_Emphasis">Pseudo-Euclidean Spaces</text:span>: In a pseudo-Euclidean space, you can have both positive and negative curvature, and a circle could represent the boundary between these two types of curvature. Such spaces can allow for more complex geometric relationships than purely Euclidean spaces.</text:p>
        </text:list-item>
      </text:list>
      <text:h text:style-name="Heading_20_3" text:outline-level="3">Activation and Loss Functions in Pseudo-Euclidean Space:</text:h>
      <text:p text:style-name="Text_20_body">In a pseudo-Euclidean space, you could use mathematical shenanigans, as you put it, to define unique loss and activation functions that better capture the geometry of your data.</text:p>
      <text:list xml:id="list8930785012082705232" text:style-name="L9">
        <text:list-item>
          <text:p text:style-name="P11"><text:span text:style-name="Strong_20_Emphasis">Activation Functions</text:span>: One could use hyperbolic trigonometric functions, such as the hyperbolic tangent, which have properties that align well with pseudo-Euclidean spaces. These functions can model the transition between regions of different curvature.</text:p>
        </text:list-item>
        <text:list-item>
          <text:p text:style-name="P11"><text:span text:style-name="Strong_20_Emphasis">Loss Functions</text:span>: For loss functions, you might consider a variant of the triplet loss, which is often used in embedding problems. In pseudo-Euclidean space, this would involve minimizing a loss that accounts for the hyperbolic distances between points, in addition to Euclidean distances.</text:p>
        </text:list-item>
      </text:list>
      <text:h text:style-name="Heading_20_3" text:outline-level="3">Shenanigans with Math:</text:h>
      <text:p text:style-name="Text_20_body">To expand on the "shenanigans," you could explore:</text:p>
      <text:list xml:id="list6590499985522948647" text:style-name="L10">
        <text:list-item>
          <text:p text:style-name="P92"><text:span text:style-name="Strong_20_Emphasis">Differential Geometry</text:span>: Utilize concepts from differential geometry to handle data in curved spaces.</text:p>
        </text:list-item>
        <text:list-item>
          <text:p text:style-name="P92"><text:span text:style-name="Strong_20_Emphasis">Riemannian Geometry</text:span>: Apply Riemannian metrics to measure distances and define geodesics in your latent space.</text:p>
        </text:list-item>
        <text:list-item>
          <text:p text:style-name="P12"><text:span text:style-name="Strong_20_Emphasis">Manifold Learning</text:span>: Use techniques from manifold learning to uncover the intrinsic geometry of high-dimensional data.</text:p>
        </text:list-item>
      </text:list>
      <text:p text:style-name="Text_20_body">By blending these mathematical concepts, you can potentially create a robust framework for complex data types that leverages both the Euclidean and non-Euclidean properties of the latent space. This might involve complex loss functions that respect the geometry of the space and activation functions that can handle transitions between regions of different curvature. The challenge will be to implement these ideas in a way that can be efficiently computed and optimized within a deep learning model.</text:p>
      <text:p text:style-name="P90"><draw:frame draw:style-name="fr1" draw:name="graphics5" text:anchor-type="as-char" svg:width="0.25in" svg:height="0.25in" draw:z-index="4"><draw:image xlink:href="https://lh3.googleusercontent.com/a/AEdFTp6jYKPqFAL5d5QA-H4-u2W-JplMrTkEoKIpN6wOnw=s96-c" xlink:type="simple" xlink:show="embed" xlink:actuate="onLoad"/><svg:title>User</svg:title></draw:frame></text:p>
      <text:p text:style-name="P90">Okay so essentially this .707 could be used to create a ven-diagram on steroids where the circles or occupying the same space as a hyper sphere and all the vectors and math releations between the vectors, tangents, radii, etc help for the model? That's vastly different than the typical matrix multiplication models. </text:p>
      <text:p text:style-name="P5">ChatGPT</text:p>
      <text:p text:style-name="Text_20_body">Yes, your understanding is moving towards a concept that blends different geometric properties into a high-dimensional space where trigonometric relationships are significant. By using 0.707 as a <text:soft-page-break/>normalization constant, you essentially infuse the latent space with trigonometric properties that can be beneficial for certain types of data and problems. Here's how your concept could work in practice:</text:p>
      <text:h text:style-name="Heading_20_3" text:outline-level="3">Venn Diagram on Steroids:</text:h>
      <text:list xml:id="list6967788920640693919" text:style-name="L11">
        <text:list-item>
          <text:p text:style-name="P13"><text:span text:style-name="Strong_20_Emphasis">Intersecting Spheres</text:span>: Imagine multiple hyperspheres (high-dimensional spheres) intersecting, much like a Venn diagram, but in many dimensions. Each sphere could represent a different class or cluster in the data. The intersection points would be regions of shared characteristics or dual membership.</text:p>
        </text:list-item>
        <text:list-item>
          <text:p text:style-name="P13"><text:span text:style-name="Strong_20_Emphasis">Trigonometric Relationships</text:span>: Within this framework, the trigonometric relationships (such as those created by normalizing to 0.707) can be used to define similarity measures or transformations within the hypersphere.</text:p>
        </text:list-item>
        <text:list-item>
          <text:p text:style-name="P13"><text:span text:style-name="Strong_20_Emphasis">Vector Relationships</text:span>: The relationships between vectors, their tangents, and radii can inform the structure of the latent space. For example, vectors pointing in similar directions could be considered similar, and the angles between vectors could be a measure of dissimilarity.</text:p>
        </text:list-item>
      </text:list>
      <text:h text:style-name="Heading_20_3" text:outline-level="3">Model Implications:</text:h>
      <text:p text:style-name="Text_20_body">Moving away from typical matrix multiplication models, this framework could lead to several implications for machine learning models:</text:p>
      <text:list xml:id="list8646491276697234369" text:style-name="L12">
        <text:list-item>
          <text:p text:style-name="P14"><text:span text:style-name="Strong_20_Emphasis">Geometry-Aware Learning</text:span>: The model becomes sensitive to the geometry of the data, not just its algebraic properties. This is particularly useful for data that has an inherent geometric or topological structure.</text:p>
        </text:list-item>
        <text:list-item>
          <text:p text:style-name="P14"><text:span text:style-name="Strong_20_Emphasis">Non-Linear Transformations</text:span>: Typical linear transformations (like those in traditional neural networks) are replaced or supplemented by non-linear transformations that respect the latent space's geometry.</text:p>
        </text:list-item>
        <text:list-item>
          <text:p text:style-name="P14"><text:span text:style-name="Strong_20_Emphasis">New Types of Regularization</text:span>: Regularization techniques could be developed to maintain the integrity of the geometric relationships, such as penalizing changes that distort the trigonometric properties of the space.</text:p>
        </text:list-item>
      </text:list>
      <text:h text:style-name="Heading_20_3" text:outline-level="3">Potential Challenges:</text:h>
      <text:list xml:id="list6661003189779248640" text:style-name="L13">
        <text:list-item>
          <text:p text:style-name="P15"><text:span text:style-name="Strong_20_Emphasis">Computational Complexity</text:span>: This approach could be computationally more complex than standard neural network operations. Efficient algorithms and approximations would be needed to make it practical.</text:p>
        </text:list-item>
        <text:list-item>
          <text:p text:style-name="P15"><text:span text:style-name="Strong_20_Emphasis">Interpretability</text:span>: The complexity of the model's geometry might make it harder to interpret the model's decisions and the relationships it learns.</text:p>
        </text:list-item>
        <text:list-item>
          <text:p text:style-name="P15"><text:span text:style-name="Strong_20_Emphasis">Optimization</text:span>: Traditional optimization algorithms may not work well in this space, and new optimization strategies that consider the space's geometry would need to be developed.</text:p>
        </text:list-item>
      </text:list>
      <text:p text:style-name="Text_20_body">In essence, the .707 normalization introduces a new dimension of geometric relationships into the model, which goes beyond simple matrix multiplications. This requires a different way of thinking about the model's structure, learning process, and ultimately the nature of the data it's meant to capture. It's an exciting theoretical concept that would be a significant departure from conventional models and potentially offer novel solutions to complex problems. However, realizing it in practice would undoubtedly involve overcoming substantial technical challenges.</text:p>
      <text:p text:style-name="P90"><text:soft-page-break/><draw:frame draw:style-name="fr1" draw:name="graphics6" text:anchor-type="as-char" svg:width="0.25in" svg:height="0.25in" draw:z-index="5"><draw:image xlink:href="https://lh3.googleusercontent.com/a/AEdFTp6jYKPqFAL5d5QA-H4-u2W-JplMrTkEoKIpN6wOnw=s96-c" xlink:type="simple" xlink:show="embed" xlink:actuate="onLoad"/><svg:title>User</svg:title></draw:frame></text:p>
      <text:p text:style-name="P90">So let's say we had a dataset of words. Each word is broken down by its linguistic prefix, main components, and suffix, with the meaning of each piece of the word explained. This model would know how words are put together and their inherent meaning, not just predict the next probable token in a sentence. The model would be able to take a series of words and condense those words into a single new novel word composed of linguist components. </text:p>
      <text:p text:style-name="P5">ChatGPT</text:p>
      <text:p text:style-name="Text_20_body">The concept you're describing aligns with the principles of compositional semantics in linguistics, where the meaning of a complex expression is determined by its structure and the meanings of its constituents. In the context of your .707 normalized latent space model, here's how you could approach this:</text:p>
      <text:list xml:id="list820078898719148056" text:style-name="L14">
        <text:list-item>
          <text:p text:style-name="P16"><text:span text:style-name="Strong_20_Emphasis">Vector Representation of Morphemes</text:span>: Each linguistic component (prefix, root, suffix) is represented as a vector in the latent space. The normalization ensures that these vectors have a consistent scale and could enable trigonometric properties to play a role in how these vectors combine.</text:p>
        </text:list-item>
        <text:list-item>
          <text:p text:style-name="P16"><text:span text:style-name="Strong_20_Emphasis">Geometric Combination of Meaning</text:span>: The composition of words from their constituent morphemes could be modeled as geometric operations in the latent space. For example, concatenating morphemes could be akin to adding vectors, but with additional trigonometric constraints given by the normalization.</text:p>
        </text:list-item>
        <text:list-item>
          <text:p text:style-name="P16"><text:span text:style-name="Strong_20_Emphasis">Trigonometric Activation Functions</text:span>: Activation functions could be designed to trigger when certain linguistic components come together to form a valid word, based on the angles or distances between vectors in the latent space.</text:p>
        </text:list-item>
        <text:list-item>
          <text:p text:style-name="P16"><text:span text:style-name="Strong_20_Emphasis">Loss Function for Semantic Integrity</text:span>: The model would need a loss function that not only penalizes for incorrect morphological constructions but also for semantic inaccuracies. This could be a composite loss function that combines a traditional cross-entropy loss for morpheme prediction with a cosine similarity loss for semantic coherence.</text:p>
        </text:list-item>
        <text:list-item>
          <text:p text:style-name="P16"><text:span text:style-name="Strong_20_Emphasis">Novel Word Synthesis</text:span>: To create new words, the model would perform operations within the latent space that respect both the morphological rules and the semantic content of the language components. For instance, it could search for a vector in the latent space that maximizes semantic coherence while adhering to linguistic rules.</text:p>
        </text:list-item>
        <text:list-item>
          <text:p text:style-name="P16"><text:span text:style-name="Strong_20_Emphasis">Learning Morphological Rules</text:span>: The model would be trained on a dataset where each word is broken down into its components, as you've described. It would learn the implicit rules of word formation in a given language, such as affixation, compounding, and derivation.</text:p>
        </text:list-item>
        <text:list-item>
          <text:p text:style-name="P16"><text:span text:style-name="Strong_20_Emphasis">Semantic Compression</text:span>: The model could also learn to "compress" a series of words into a single, more complex word that encapsulates the meaning of the phrase, using the geometric properties of the latent space to guide the composition.</text:p>
        </text:list-item>
      </text:list>
      <text:p text:style-name="Text_20_body">In practice, such a model would likely need to be quite complex and would require a sophisticated understanding of language structure. It would also have to generalize well from seen to unseen data, being able to understand and generate valid, meaningful words that have never been encountered during training.</text:p>
      <text:p text:style-name="Text_20_body">This is a significant step beyond current word embedding models like Word2Vec or GloVe, which are effective at capturing semantic similarity but do not inherently understand the compositional structure of language. A model like the one you're proposing would push the boundaries of computational linguistics and could potentially lead to more nuanced and powerful natural language processing <text:soft-page-break/>systems.</text:p>
      <text:p text:style-name="P90"><draw:frame draw:style-name="fr1" draw:name="graphics7" text:anchor-type="as-char" svg:width="0.25in" svg:height="0.25in" draw:z-index="6"><draw:image xlink:href="https://lh3.googleusercontent.com/a/AEdFTp6jYKPqFAL5d5QA-H4-u2W-JplMrTkEoKIpN6wOnw=s96-c" xlink:type="simple" xlink:show="embed" xlink:actuate="onLoad"/><svg:title>User</svg:title></draw:frame></text:p>
      <text:p text:style-name="P90">Well tell Sam Altman, he can hire me, lol. </text:p>
      <text:p text:style-name="P5">ChatGPT</text:p>
      <text:p text:style-name="Text_20_body">That sounds like a statement full of ambition! While I can't directly facilitate employment opportunities, if you're serious about pursuing this innovative concept, you could certainly reach out to organizations like OpenAI or others working in the field with a proposal or a research paper outlining your theory and potential applications. Groundbreaking ideas and a drive to innovate are highly valued in the tech industry, especially in dynamic fields such as artificial intelligence and machine learning. Good luck with your endeavors!</text:p>
      <text:p text:style-name="P90"><draw:frame draw:style-name="fr1" draw:name="graphics8" text:anchor-type="as-char" svg:width="0.25in" svg:height="0.25in" draw:z-index="7"><draw:image xlink:href="https://lh3.googleusercontent.com/a/AEdFTp6jYKPqFAL5d5QA-H4-u2W-JplMrTkEoKIpN6wOnw=s96-c" xlink:type="simple" xlink:show="embed" xlink:actuate="onLoad"/><svg:title>User</svg:title></draw:frame></text:p>
      <text:p text:style-name="P90">Okay let's look at an outline for building the aforementioned dataset. </text:p>
      <text:p text:style-name="P5">ChatGPT</text:p>
      <text:p text:style-name="Text_20_body">Building a dataset for a language model that understands the structure and meaning of words through their linguistic components involves several steps. Here’s an outline to get you started:</text:p>
      <text:h text:style-name="Heading_20_3" text:outline-level="3">1. Define the Scope</text:h>
      <text:list xml:id="list8917642284829426607" text:style-name="L15">
        <text:list-item>
          <text:p text:style-name="P93"><text:span text:style-name="Strong_20_Emphasis">Languages Covered</text:span>: Decide which language(s) the dataset will cover.</text:p>
        </text:list-item>
        <text:list-item>
          <text:p text:style-name="P17"><text:span text:style-name="Strong_20_Emphasis">Components of Language</text:span>: Determine if you will include prefixes, suffixes, roots, and any other morphemes.</text:p>
        </text:list-item>
      </text:list>
      <text:h text:style-name="Heading_20_3" text:outline-level="3">2. Source Collection</text:h>
      <text:list xml:id="list4096520534491720914" text:style-name="L16">
        <text:list-item>
          <text:p text:style-name="P94"><text:span text:style-name="Strong_20_Emphasis">Dictionaries and Linguistic Databases</text:span>: Use authoritative sources that break down words into their morphemes and provide definitions.</text:p>
        </text:list-item>
        <text:list-item>
          <text:p text:style-name="P94"><text:span text:style-name="Strong_20_Emphasis">Corpora</text:span>: Look for corpora that include morphological annotations.</text:p>
        </text:list-item>
        <text:list-item>
          <text:p text:style-name="P18"><text:span text:style-name="Strong_20_Emphasis">Open Source Datasets</text:span>: Utilize existing datasets as a foundation, which can be supplemented or expanded.</text:p>
        </text:list-item>
      </text:list>
      <text:h text:style-name="Heading_20_3" text:outline-level="3">3. Data Structuring</text:h>
      <text:list xml:id="list1129093318104722544" text:style-name="L17">
        <text:list-item>
          <text:p text:style-name="P95"><text:span text:style-name="Strong_20_Emphasis">Format</text:span>: Choose a data format that supports the complexity of linguistic data (e.g., JSON, XML).</text:p>
        </text:list-item>
        <text:list-item>
          <text:p text:style-name="P95"><text:span text:style-name="Strong_20_Emphasis">Annotation Schema</text:span>: Develop a schema for annotating each component of the word (morpheme, part of speech, meaning).</text:p>
        </text:list-item>
        <text:list-item>
          <text:p text:style-name="P19"><text:span text:style-name="Strong_20_Emphasis">Hierarchical Relationships</text:span>: Establish parent-child relationships between morphemes and full words.</text:p>
        </text:list-item>
      </text:list>
      <text:h text:style-name="Heading_20_3" text:outline-level="3">4. Data Extraction and Processing</text:h>
      <text:list xml:id="list4903234816850325874" text:style-name="L18">
        <text:list-item>
          <text:p text:style-name="P96"><text:span text:style-name="Strong_20_Emphasis">Automated Parsing</text:span>: Use or develop tools for automated parsing of words into morphemes where possible.</text:p>
        </text:list-item>
        <text:list-item>
          <text:p text:style-name="P96"><text:span text:style-name="Strong_20_Emphasis">Manual Annotation</text:span>: For complex cases, manual annotation might be necessary, possibly using a crowdsourcing platform.</text:p>
        </text:list-item>
        <text:list-item>
          <text:p text:style-name="P20"><text:span text:style-name="Strong_20_Emphasis">Normalization</text:span>: Standardize the morpheme and word representations (e.g., all lower case, no <text:soft-page-break/>punctuation).</text:p>
        </text:list-item>
      </text:list>
      <text:h text:style-name="Heading_20_3" text:outline-level="3">5. Semantic Tagging</text:h>
      <text:list xml:id="list579345299821810742" text:style-name="L19">
        <text:list-item>
          <text:p text:style-name="P97"><text:span text:style-name="Strong_20_Emphasis">Meanings</text:span>: Assign meanings to each morpheme.</text:p>
        </text:list-item>
        <text:list-item>
          <text:p text:style-name="P21"><text:span text:style-name="Strong_20_Emphasis">Usage Examples</text:span>: Provide examples of each morpheme in use, which can help in understanding context and usage.</text:p>
        </text:list-item>
      </text:list>
      <text:h text:style-name="Heading_20_3" text:outline-level="3">6. Validation and Quality Control</text:h>
      <text:list xml:id="list4031529006487367432" text:style-name="L20">
        <text:list-item>
          <text:p text:style-name="P98"><text:span text:style-name="Strong_20_Emphasis">Consistency Checks</text:span>: Ensure that annotations are consistent across the dataset.</text:p>
        </text:list-item>
        <text:list-item>
          <text:p text:style-name="P98"><text:span text:style-name="Strong_20_Emphasis">Peer Review</text:span>: Have linguists or language experts review the dataset for accuracy.</text:p>
        </text:list-item>
        <text:list-item>
          <text:p text:style-name="P22"><text:span text:style-name="Strong_20_Emphasis">Automated Testing</text:span>: Write scripts to check for common errors or inconsistencies.</text:p>
        </text:list-item>
      </text:list>
      <text:h text:style-name="Heading_20_3" text:outline-level="3">7. Dataset Expansion</text:h>
      <text:list xml:id="list18508014027922642" text:style-name="L21">
        <text:list-item>
          <text:p text:style-name="P99"><text:span text:style-name="Strong_20_Emphasis">Synthetic Data Generation</text:span>: Consider generating synthetic examples by combining morphemes according to linguistic rules.</text:p>
        </text:list-item>
        <text:list-item>
          <text:p text:style-name="P23"><text:span text:style-name="Strong_20_Emphasis">Augmentation</text:span>: Use data augmentation techniques to expand the dataset with variations of the words.</text:p>
        </text:list-item>
      </text:list>
      <text:h text:style-name="Heading_20_3" text:outline-level="3">8. Documentation</text:h>
      <text:list xml:id="list3500792974362254811" text:style-name="L22">
        <text:list-item>
          <text:p text:style-name="P100"><text:span text:style-name="Strong_20_Emphasis">Data Dictionary</text:span>: Create a comprehensive guide to the dataset's structure, schema, and annotation conventions.</text:p>
        </text:list-item>
        <text:list-item>
          <text:p text:style-name="P24"><text:span text:style-name="Strong_20_Emphasis">Methodology</text:span>: Document the sources, tools, and processes used in building the dataset.</text:p>
        </text:list-item>
      </text:list>
      <text:h text:style-name="Heading_20_3" text:outline-level="3">9. Legal and Ethical Considerations</text:h>
      <text:list xml:id="list1871480722319654437" text:style-name="L23">
        <text:list-item>
          <text:p text:style-name="P101"><text:span text:style-name="Strong_20_Emphasis">Licensing</text:span>: Ensure that the use of sources and the distribution of the dataset comply with copyright laws and are ethically sound.</text:p>
        </text:list-item>
        <text:list-item>
          <text:p text:style-name="P25"><text:span text:style-name="Strong_20_Emphasis">Privacy</text:span>: If using data from online sources, be cautious of privacy issues and personal information.</text:p>
        </text:list-item>
      </text:list>
      <text:h text:style-name="Heading_20_3" text:outline-level="3">10. Sharing and Maintenance</text:h>
      <text:list xml:id="list8402003590709970581" text:style-name="L24">
        <text:list-item>
          <text:p text:style-name="P102"><text:span text:style-name="Strong_20_Emphasis">Hosting</text:span>: Choose a platform to host the dataset, such as GitHub or a dedicated data repository.</text:p>
        </text:list-item>
        <text:list-item>
          <text:p text:style-name="P102"><text:span text:style-name="Strong_20_Emphasis">Version Control</text:span>: Maintain version control for ongoing updates and corrections.</text:p>
        </text:list-item>
        <text:list-item>
          <text:p text:style-name="P26"><text:span text:style-name="Strong_20_Emphasis">Community Engagement</text:span>: Encourage contributions and feedback from the linguistic and machine learning communities.</text:p>
        </text:list-item>
      </text:list>
      <text:p text:style-name="Text_20_body">Building this dataset is a substantial undertaking that will require expertise in linguistics, data science, and possibly software development. It’s also an iterative process, where the dataset will grow and improve over time with input from its users and advancements in the field.</text:p>
      <text:p text:style-name="P90"><draw:frame draw:style-name="fr1" draw:name="graphics9" text:anchor-type="as-char" svg:width="0.25in" svg:height="0.25in" draw:z-index="8"><draw:image xlink:href="https://lh3.googleusercontent.com/a/AEdFTp6jYKPqFAL5d5QA-H4-u2W-JplMrTkEoKIpN6wOnw=s96-c" xlink:type="simple" xlink:show="embed" xlink:actuate="onLoad"/><svg:title>User</svg:title></draw:frame></text:p>
      <text:p text:style-name="P90">alright search the web for #2</text:p>
      <text:p text:style-name="P5">ChatGPT</text:p>
      <text:p text:style-name="Text_20_body"><text:soft-page-break/>To construct a dataset of words broken down by linguistic prefixes, main components, and suffixes, with meanings for each piece, you might consider the following resources:</text:p>
      <text:list xml:id="list8802339477803781916" text:style-name="L25">
        <text:list-item>
          <text:p text:style-name="P27"><text:span text:style-name="Strong_20_Emphasis">Fieldworks Language Explorer (FLEx)</text:span>: This is an integrated set of free, open-source software tools designed for managing linguistic and cultural data. FLEx supports linguists in collecting data, developing dictionaries, interlinearizing text, performing morphological analysis, and sorting language data for publication​</text:p>
        </text:list-item>
      </text:list>
      <text:list xml:id="list827527232935926984" text:style-name="L26">
        <text:list-item>
          <text:p text:style-name="P28">​.</text:p>
        </text:list-item>
      </text:list>
      <text:list xml:id="list675301573570826707" text:style-name="L27">
        <text:list-item>
          <text:p text:style-name="P29"><text:span text:style-name="Strong_20_Emphasis">The Historical Dictionary Project (HDP)</text:span>: Run by the Academy of the Hebrew Language, HDP aims to document the entire Hebrew lexicon, tracking each word's morphological, semantical, and contextual development from its first appearance to the present​</text:p>
        </text:list-item>
      </text:list>
      <text:list xml:id="list8780229115974302918" text:style-name="L28">
        <text:list-item>
          <text:p text:style-name="P30">​.</text:p>
        </text:list-item>
      </text:list>
      <text:list xml:id="list7980884245889932653" text:style-name="L29">
        <text:list-item>
          <text:p text:style-name="P31"><text:span text:style-name="Strong_20_Emphasis">Greek Morphological Analysis</text:span>: Offered by Cornell University, this tool analyzes Greek words and provides possible morphological analyses and the dictionary entries from which they could be derived. It also includes vocabulary lists and contextual instances of words in Greek texts​</text:p>
        </text:list-item>
      </text:list>
      <text:list xml:id="list3141368200529106473" text:style-name="L30">
        <text:list-item>
          <text:p text:style-name="P32">​.</text:p>
        </text:list-item>
      </text:list>
      <text:list xml:id="list8494509767438661993" text:style-name="L31">
        <text:list-item>
          <text:p text:style-name="P33"><text:span text:style-name="Strong_20_Emphasis">MorphoLex</text:span>: This is a database related to the English Lexicon Project that provides morphological variables for a large number of English words. It includes variables for affixes and roots, which could be instrumental in understanding and categorizing the morphological structures of words​</text:p>
        </text:list-item>
      </text:list>
      <text:list xml:id="list5070452387092050853" text:style-name="L32">
        <text:list-item text:start-value="4">
          <text:p text:style-name="P34">​.</text:p>
        </text:list-item>
      </text:list>
      <text:p text:style-name="Text_20_body">These resources can serve as valuable starting points or models for how to structure your dataset. They offer insights into the types of information you might want to collect, as well as potential methodologies for breaking down and analyzing words. Utilizing these resources, either as direct inputs or as templates for your tooling, could significantly streamline the process of creating a comprehensive linguistic dataset.</text:p>
      <text:p text:style-name="P90"><draw:frame draw:style-name="fr1" draw:name="graphics10" text:anchor-type="as-char" svg:width="0.25in" svg:height="0.25in" draw:z-index="9"><draw:image xlink:href="https://lh3.googleusercontent.com/a/AEdFTp6jYKPqFAL5d5QA-H4-u2W-JplMrTkEoKIpN6wOnw=s96-c" xlink:type="simple" xlink:show="embed" xlink:actuate="onLoad"/><svg:title>User</svg:title></draw:frame></text:p>
      <text:p text:style-name="P90">It looks like such a database doesn't exist and I will have to custom build one. The fastest way I can think of is potentially designing a preprompt instruction for an LLM to parse a list of words (validation of output accuracy would have to be checked for sure) into the dataset or output in a format that could be ported to a data set. </text:p>
      <text:p text:style-name="P5">ChatGPT</text:p>
      <text:p text:style-name="Text_20_body">Designing a pre-prompt instruction for a large language model (LLM) to parse words into their constituent morphemes is indeed a feasible approach to expedite the creation of your dataset. Here’s a strategy to build a custom dataset using an LLM:</text:p>
      <text:h text:style-name="Heading_20_3" text:outline-level="3">1. Pre-Prompt Design:</text:h>
      <text:list xml:id="list7407057643939270128" text:style-name="L33">
        <text:list-item>
          <text:p text:style-name="P103"><text:span text:style-name="Strong_20_Emphasis">Clear Instructions</text:span>: Develop precise instructions that guide the LLM to break down words into prefixes, roots, and suffixes and to provide their meanings.</text:p>
        </text:list-item>
        <text:list-item>
          <text:p text:style-name="P35"><text:span text:style-name="Strong_20_Emphasis">Structured Output</text:span>: Format the prompt to encourage the LLM to return data in a structured format (e.g., JSON, CSV) that can be easily parsed and converted into a dataset.</text:p>
        </text:list-item>
      </text:list>
      <text:h text:style-name="Heading_20_3" text:outline-level="3"><text:soft-page-break/>2. Data Generation:</text:h>
      <text:list xml:id="list4820972116407856575" text:style-name="L34">
        <text:list-item>
          <text:p text:style-name="P104"><text:span text:style-name="Strong_20_Emphasis">Batch Processing</text:span>: Feed the LLM with batches of words to ensure that the model’s response limit does not truncate the output.</text:p>
        </text:list-item>
        <text:list-item>
          <text:p text:style-name="P36"><text:span text:style-name="Strong_20_Emphasis">Diverse Vocabulary</text:span>: Include a wide range of words to cover various aspects of the language, including less common morphemes.</text:p>
        </text:list-item>
      </text:list>
      <text:h text:style-name="Heading_20_3" text:outline-level="3">3. Validation:</text:h>
      <text:list xml:id="list4324211844677837635" text:style-name="L35">
        <text:list-item>
          <text:p text:style-name="P105"><text:span text:style-name="Strong_20_Emphasis">Accuracy Checks</text:span>: Manually check a sample of the LLM’s outputs for accuracy. This could involve comparing the LLM's breakdowns to those found in established linguistic resources.</text:p>
        </text:list-item>
        <text:list-item>
          <text:p text:style-name="P37"><text:span text:style-name="Strong_20_Emphasis">Iterative Correction</text:span>: Refine the pre-prompt instructions based on the errors identified in the initial outputs.</text:p>
        </text:list-item>
      </text:list>
      <text:h text:style-name="Heading_20_3" text:outline-level="3">4. Automation:</text:h>
      <text:list xml:id="list1793445756008039713" text:style-name="L36">
        <text:list-item>
          <text:p text:style-name="P106"><text:span text:style-name="Strong_20_Emphasis">Scripting</text:span>: Develop scripts to automate the sending of prompts and the collection of outputs from the LLM.</text:p>
        </text:list-item>
        <text:list-item>
          <text:p text:style-name="P38"><text:span text:style-name="Strong_20_Emphasis">Error Handling</text:span>: Implement error detection and handling in your automation scripts to deal with potential issues such as timeouts or unexpected model responses.</text:p>
        </text:list-item>
      </text:list>
      <text:h text:style-name="Heading_20_3" text:outline-level="3">5. Data Cleaning and Structuring:</text:h>
      <text:list xml:id="list3790986255949191020" text:style-name="L37">
        <text:list-item>
          <text:p text:style-name="P107"><text:span text:style-name="Strong_20_Emphasis">Parsing Scripts</text:span>: Write scripts to parse the structured output from the LLM into a formal database schema.</text:p>
        </text:list-item>
        <text:list-item>
          <text:p text:style-name="P39"><text:span text:style-name="Strong_20_Emphasis">Normalization</text:span>: Apply normalization processes to ensure consistency across the dataset (e.g., all morphemes in lowercase).</text:p>
        </text:list-item>
      </text:list>
      <text:h text:style-name="Heading_20_3" text:outline-level="3">6. Dataset Enhancement:</text:h>
      <text:list xml:id="list9148349800891747595" text:style-name="L38">
        <text:list-item>
          <text:p text:style-name="P108"><text:span text:style-name="Strong_20_Emphasis">Additional Annotations</text:span>: Complement the LLM-generated data with annotations from linguistic experts for complex cases where the LLM might struggle.</text:p>
        </text:list-item>
        <text:list-item>
          <text:p text:style-name="P40"><text:span text:style-name="Strong_20_Emphasis">Semantic Linking</text:span>: Add links between related morphemes (e.g., different forms of the same root) to enrich the dataset’s utility.</text:p>
        </text:list-item>
      </text:list>
      <text:h text:style-name="Heading_20_3" text:outline-level="3">7. Human-in-the-Loop:</text:h>
      <text:list xml:id="list3467351224912789755" text:style-name="L39">
        <text:list-item>
          <text:p text:style-name="P109"><text:span text:style-name="Strong_20_Emphasis">Crowdsourcing</text:span>: Engage language experts through crowdsourcing platforms to review and enhance the dataset.</text:p>
        </text:list-item>
        <text:list-item>
          <text:p text:style-name="P41"><text:span text:style-name="Strong_20_Emphasis">Feedback Loop</text:span>: Create a mechanism for continuous improvement of the dataset based on user feedback and new linguistic insights.</text:p>
        </text:list-item>
      </text:list>
      <text:h text:style-name="Heading_20_3" text:outline-level="3">8. Legal and Ethical Considerations:</text:h>
      <text:list xml:id="list6405409421470658168" text:style-name="L40">
        <text:list-item>
          <text:p text:style-name="P110"><text:span text:style-name="Strong_20_Emphasis">Compliance</text:span>: Ensure that the use of the LLM and the derived data complies with the relevant terms of service and intellectual property laws.</text:p>
        </text:list-item>
        <text:list-item>
          <text:p text:style-name="P42"><text:span text:style-name="Strong_20_Emphasis">Attribution</text:span>: Provide attribution for the sources of any pre-existing linguistic data used in the validation process.</text:p>
        </text:list-item>
      </text:list>
      <text:p text:style-name="Text_20_body"><text:soft-page-break/>By following this process, you can leverage the power of an LLM to rapidly generate a large morphological dataset and then refine it through expert review and automation tools to ensure its accuracy and usefulness.</text:p>
      <text:p text:style-name="P90"><draw:frame draw:style-name="fr1" draw:name="graphics11" text:anchor-type="as-char" svg:width="0.25in" svg:height="0.25in" draw:z-index="10"><draw:image xlink:href="https://lh3.googleusercontent.com/a/AEdFTp6jYKPqFAL5d5QA-H4-u2W-JplMrTkEoKIpN6wOnw=s96-c" xlink:type="simple" xlink:show="embed" xlink:actuate="onLoad"/><svg:title>User</svg:title></draw:frame></text:p>
      <text:p text:style-name="P90">Let's look at #1 and designing a preprompt and expand upon ideas for the preprompt to be specific in getting the desired result. </text:p>
      <text:p text:style-name="P5">ChatGPT</text:p>
      <text:p text:style-name="Text_20_body">Designing an effective pre-prompt for a large language model (LLM) to parse words into their morphological components requires careful crafting to ensure the model understands and executes the task accurately. Here's a detailed approach to designing this pre-prompt:</text:p>
      <text:h text:style-name="Heading_20_3" text:outline-level="3">Understanding the Task</text:h>
      <text:p text:style-name="Text_20_body">Firstly, it's crucial to define the task clearly:</text:p>
      <text:list xml:id="list9072299217165818749" text:style-name="L41">
        <text:list-item>
          <text:p text:style-name="P111"><text:span text:style-name="Strong_20_Emphasis">Morphological Parsing</text:span>: The task involves breaking down words into prefixes, roots, and suffixes and providing the meanings of each component.</text:p>
        </text:list-item>
        <text:list-item>
          <text:p text:style-name="P111"><text:span text:style-name="Strong_20_Emphasis">Language Specificity</text:span>: Specify the language of the words if focusing on a particular language.</text:p>
        </text:list-item>
        <text:list-item>
          <text:p text:style-name="P43"><text:span text:style-name="Strong_20_Emphasis">Output Format</text:span>: Define the expected format of the output (e.g., JSON, CSV) for easy parsing into a database.</text:p>
        </text:list-item>
      </text:list>
      <text:h text:style-name="Heading_20_3" text:outline-level="3">Crafting the Pre-Prompt</text:h>
      <text:list xml:id="list5941368948359313853" text:style-name="L42">
        <text:list-item>
          <text:p text:style-name="P44"><text:span text:style-name="Strong_20_Emphasis">Introduction and Instruction</text:span>:</text:p>
          <text:list>
            <text:list-item>
              <text:p text:style-name="P112"><text:span text:style-name="Strong_20_Emphasis">Purpose</text:span>: Start by stating the purpose of the task (e.g., "The following is a task for morphological analysis of words.")</text:p>
            </text:list-item>
            <text:list-item>
              <text:p text:style-name="P112"><text:span text:style-name="Strong_20_Emphasis">Language Specification</text:span>: If focusing on a specific language, mention this upfront.</text:p>
            </text:list-item>
          </text:list>
        </text:list-item>
        <text:list-item>
          <text:p text:style-name="P44"><text:span text:style-name="Strong_20_Emphasis">Detailed Instructions</text:span>:</text:p>
          <text:list>
            <text:list-item>
              <text:p text:style-name="P112"><text:span text:style-name="Strong_20_Emphasis">Breakdown Request</text:span>: Instruct the model to break down each word into its morphological components: prefix, root, and suffix.</text:p>
            </text:list-item>
            <text:list-item>
              <text:p text:style-name="P112"><text:span text:style-name="Strong_20_Emphasis">Meaning Explanation</text:span>: Ask for a brief explanation of the meaning of each component.</text:p>
            </text:list-item>
            <text:list-item>
              <text:p text:style-name="P112"><text:span text:style-name="Strong_20_Emphasis">Example</text:span>: Provide an example to illustrate the expected format and level of detail.</text:p>
            </text:list-item>
          </text:list>
        </text:list-item>
        <text:list-item>
          <text:p text:style-name="P44"><text:span text:style-name="Strong_20_Emphasis">Output Structuring</text:span>:</text:p>
          <text:list>
            <text:list-item>
              <text:p text:style-name="P112"><text:span text:style-name="Strong_20_Emphasis">Format Specification</text:span>: Clearly specify the format in which the output should be structured, including keys for each part of the word (e.g., "prefix," "root," "suffix," "meaning").</text:p>
            </text:list-item>
          </text:list>
        </text:list-item>
        <text:list-item>
          <text:p text:style-name="P44"><text:span text:style-name="Strong_20_Emphasis">Handling Ambiguities</text:span>:</text:p>
          <text:list>
            <text:list-item>
              <text:p text:style-name="P112"><text:span text:style-name="Strong_20_Emphasis">Multiple Interpretations</text:span>: Instruct the model to list all possible morphological interpretations if a word can be broken down in multiple ways.</text:p>
            </text:list-item>
          </text:list>
        </text:list-item>
        <text:list-item>
          <text:p text:style-name="P44"><text:span text:style-name="Strong_20_Emphasis">Consistency Reminder</text:span>:</text:p>
          <text:list>
            <text:list-item>
              <text:p text:style-name="P44"><text:span text:style-name="Strong_20_Emphasis">Emphasize Consistency</text:span>: Remind the model to maintain consistency in the output format for each word.</text:p>
            </text:list-item>
          </text:list>
        </text:list-item>
      </text:list>
      <text:h text:style-name="Heading_20_3" text:outline-level="3"><text:soft-page-break/>Example Pre-Prompt</text:h>
      <text:p text:style-name="P126">vbnet</text:p>
      <text:p text:style-name="Preformatted_20_Text"><text:span text:style-name="Source_20_Text">Task: Perform morphological analysis of the provided words. For each word, break it down into its morphological components: prefix (if any), root, and suffix (if any). Provide a brief explanation of the meaning of each component. If a word has multiple possible breakdowns, list all interpretations. The output should be in JSON format, with keys for "word," "prefix," "root," "suffix," and "meaning" for each component.</text:span></text:p>
      <text:p text:style-name="Preformatted_20_Text"/>
      <text:p text:style-name="Preformatted_20_Text"><text:span text:style-name="Source_20_Text">Example:</text:span></text:p>
      <text:p text:style-name="Preformatted_20_Text"><text:span text:style-name="Source_20_Text">Word: "Unbelievable"</text:span></text:p>
      <text:p text:style-name="Preformatted_20_Text"><text:span text:style-name="Source_20_Text">Output:</text:span></text:p>
      <text:p text:style-name="Preformatted_20_Text"><text:span text:style-name="Source_20_Text">{</text:span></text:p>
      <text:p text:style-name="Preformatted_20_Text"><text:span text:style-name="Source_20_Text"><text:s text:c="2"/>"word": "Unbelievable",</text:span></text:p>
      <text:p text:style-name="Preformatted_20_Text"><text:span text:style-name="Source_20_Text"><text:s text:c="2"/>"prefix": "Un",</text:span></text:p>
      <text:p text:style-name="Preformatted_20_Text"><text:span text:style-name="Source_20_Text"><text:s text:c="2"/>"meaning": "not",</text:span></text:p>
      <text:p text:style-name="Preformatted_20_Text"><text:span text:style-name="Source_20_Text"><text:s text:c="2"/>"root": "believe",</text:span></text:p>
      <text:p text:style-name="Preformatted_20_Text"><text:span text:style-name="Source_20_Text"><text:s text:c="2"/>"meaning": "accept as true",</text:span></text:p>
      <text:p text:style-name="Preformatted_20_Text"><text:span text:style-name="Source_20_Text"><text:s text:c="2"/>"suffix": "able",</text:span></text:p>
      <text:p text:style-name="Preformatted_20_Text"><text:span text:style-name="Source_20_Text"><text:s text:c="2"/>"meaning": "capable of"</text:span></text:p>
      <text:p text:style-name="P126"><text:span text:style-name="Source_20_Text">}</text:span></text:p>
      <text:h text:style-name="Heading_20_3" text:outline-level="3">Testing and Iteration</text:h>
      <text:list xml:id="list4091848560750018478" text:style-name="L43">
        <text:list-item>
          <text:p text:style-name="P113"><text:span text:style-name="Strong_20_Emphasis">Initial Testing</text:span>: Test the pre-prompt with a set of diverse words to assess its effectiveness.</text:p>
        </text:list-item>
        <text:list-item>
          <text:p text:style-name="P45"><text:span text:style-name="Strong_20_Emphasis">Iterative Refinement</text:span>: Based on the initial outputs, refine the pre-prompt to address any inconsistencies or misunderstandings by the model.</text:p>
        </text:list-item>
      </text:list>
      <text:p text:style-name="Text_20_body">By following this structured approach, you can guide the LLM to produce outputs that are aligned with the requirements of your morphological analysis task. The key is clarity in instructions and consistency in the expected output format.</text:p>
      <text:p text:style-name="P90"><draw:frame draw:style-name="fr1" draw:name="graphics12" text:anchor-type="as-char" svg:width="0.25in" svg:height="0.25in" draw:z-index="11"><draw:image xlink:href="https://lh3.googleusercontent.com/a/AEdFTp6jYKPqFAL5d5QA-H4-u2W-JplMrTkEoKIpN6wOnw=s96-c" xlink:type="simple" xlink:show="embed" xlink:actuate="onLoad"/><svg:title>User</svg:title></draw:frame></text:p>
      <text:p text:style-name="P90">"root": "believe" is this the most base component of the word or can this word be broken down further? Some words may have multi-part root meanings or more than one prefix (e.g. transinternational) etc. </text:p>
      <text:p text:style-name="P5">ChatGPT</text:p>
      <text:p text:style-name="Text_20_body">In morphological analysis, the "root" of a word is typically considered its most basic form, from which other forms of the word are derived. However, roots themselves can sometimes be broken down further, especially in cases of compound words or words with complex etymological histories. For the word "believe," "be-" and "-lieve" could be seen as separate components, but traditionally, "believe" is treated as a single root in English.</text:p>
      <text:p text:style-name="Text_20_body">In cases like "transinternational," where there are multiple prefixes or compound roots, the morphological analysis becomes more complex. Here's how to adjust your pre-prompt to handle such complexities:</text:p>
      <text:h text:style-name="Heading_20_3" text:outline-level="3">Revised Pre-Prompt Design</text:h>
      <text:list xml:id="list2708126144089319551" text:style-name="L44">
        <text:list-item>
          <text:p text:style-name="P46"><text:span text:style-name="Strong_20_Emphasis">Multi-Part Roots and Multiple Prefixes/Suffixes</text:span>:</text:p>
          <text:list>
            <text:list-item>
              <text:p text:style-name="P114">Clearly instruct the LLM to identify and break down multi-part roots and words with <text:soft-page-break/>multiple prefixes or suffixes.</text:p>
            </text:list-item>
            <text:list-item>
              <text:p text:style-name="P114">Emphasize the importance of explaining the etymology or the origin of each part if it contributes to the overall meaning of the word.</text:p>
            </text:list-item>
          </text:list>
        </text:list-item>
        <text:list-item>
          <text:p text:style-name="P46"><text:span text:style-name="Strong_20_Emphasis">Example Enhancement</text:span>:</text:p>
          <text:list>
            <text:list-item>
              <text:p text:style-name="P114">Provide an example of a word with a compound root or multiple affixes to illustrate how the LLM should handle such cases.</text:p>
            </text:list-item>
          </text:list>
        </text:list-item>
        <text:list-item>
          <text:p text:style-name="P46"><text:span text:style-name="Strong_20_Emphasis">Complex Word Handling</text:span>:</text:p>
          <text:list>
            <text:list-item>
              <text:p text:style-name="P46">If a word can be broken down into multiple valid morphological structures, instruct the LLM to provide all viable breakdowns along with their respective meanings.</text:p>
            </text:list-item>
          </text:list>
        </text:list-item>
      </text:list>
      <text:h text:style-name="Heading_20_3" text:outline-level="3">Example Pre-Prompt (Revised)</text:h>
      <text:p text:style-name="P126">vbnet</text:p>
      <text:p text:style-name="Preformatted_20_Text"><text:span text:style-name="Source_20_Text">Task: Perform a detailed morphological analysis of the provided words. Break down each word into its morphological components, including prefix(es), root(s), and suffix(es). Provide a brief explanation of the meaning of each component. For words with compound roots or multiple prefixes/suffixes, list each part separately with its meaning. If a word has multiple valid morphological interpretations, provide all of them. Present the output in JSON format, with keys for each part of the word.</text:span></text:p>
      <text:p text:style-name="Preformatted_20_Text"/>
      <text:p text:style-name="Preformatted_20_Text"><text:span text:style-name="Source_20_Text">Example:</text:span></text:p>
      <text:p text:style-name="Preformatted_20_Text"><text:span text:style-name="Source_20_Text">Word: "Transinternational"</text:span></text:p>
      <text:p text:style-name="Preformatted_20_Text"><text:span text:style-name="Source_20_Text">Output:</text:span></text:p>
      <text:p text:style-name="Preformatted_20_Text"><text:span text:style-name="Source_20_Text">{</text:span></text:p>
      <text:p text:style-name="Preformatted_20_Text"><text:span text:style-name="Source_20_Text"><text:s text:c="2"/>"word": "Transinternational",</text:span></text:p>
      <text:p text:style-name="Preformatted_20_Text"><text:span text:style-name="Source_20_Text"><text:s text:c="2"/>"prefix1": "Trans",</text:span></text:p>
      <text:p text:style-name="Preformatted_20_Text"><text:span text:style-name="Source_20_Text"><text:s text:c="2"/>"meaning": "across, beyond",</text:span></text:p>
      <text:p text:style-name="Preformatted_20_Text"><text:span text:style-name="Source_20_Text"><text:s text:c="2"/>"prefix2": "Inter",</text:span></text:p>
      <text:p text:style-name="Preformatted_20_Text"><text:span text:style-name="Source_20_Text"><text:s text:c="2"/>"meaning": "between, among",</text:span></text:p>
      <text:p text:style-name="Preformatted_20_Text"><text:span text:style-name="Source_20_Text"><text:s text:c="2"/>"root": "national",</text:span></text:p>
      <text:p text:style-name="Preformatted_20_Text"><text:span text:style-name="Source_20_Text"><text:s text:c="2"/>"meaning": "relating to a nation",</text:span></text:p>
      <text:p text:style-name="Preformatted_20_Text"><text:span text:style-name="Source_20_Text"><text:s text:c="2"/>"suffix": "",</text:span></text:p>
      <text:p text:style-name="Preformatted_20_Text"><text:span text:style-name="Source_20_Text"><text:s text:c="2"/>"meaning": ""</text:span></text:p>
      <text:p text:style-name="P126"><text:span text:style-name="Source_20_Text">}</text:span></text:p>
      <text:p text:style-name="Text_20_body">This revised pre-prompt ensures that the model can handle more complex words and provides a clear guideline on how to present the breakdown and meanings of each morphological component. The key is to anticipate the variety of word structures you might encounter and guide the LLM to analyze them effectively.</text:p>
      <text:p text:style-name="P90"><draw:frame draw:style-name="fr1" draw:name="graphics13" text:anchor-type="as-char" svg:width="0.25in" svg:height="0.25in" draw:z-index="12"><draw:image xlink:href="https://lh3.googleusercontent.com/a/AEdFTp6jYKPqFAL5d5QA-H4-u2W-JplMrTkEoKIpN6wOnw=s96-c" xlink:type="simple" xlink:show="embed" xlink:actuate="onLoad"/><svg:title>User</svg:title></draw:frame></text:p>
      <text:p text:style-name="P90">Your example has the root wrong. "national" is a derivative of "nation" where "al" is the suffix.</text:p>
      <text:p text:style-name="P5">ChatGPT</text:p>
      <text:p text:style-name="Text_20_body">You're absolutely right, and I appreciate your attention to detail. The root of the word "transnational" should indeed be "nation," with "al" as a suffix, forming "national." In this context, "trans-" and "inter-" are the prefixes.</text:p>
      <text:p text:style-name="Text_20_body">Let's correct the example in the pre-prompt to reflect a more accurate morphological analysis:</text:p>
      <text:h text:style-name="Heading_20_3" text:outline-level="3"><text:soft-page-break/>Revised Example in Pre-Prompt</text:h>
      <text:p text:style-name="P126">vbnet</text:p>
      <text:p text:style-name="Preformatted_20_Text"><text:span text:style-name="Source_20_Text">Task: Perform a detailed morphological analysis of the provided words. Break down each word into its morphological components, including prefix(es), root(s), and suffix(es). Provide a brief explanation of the meaning of each component. For words with compound roots or multiple prefixes/suffixes, list each part separately with its meaning. If a word has multiple valid morphological interpretations, provide all of them. Present the output in JSON format, with keys for each part of the word.</text:span></text:p>
      <text:p text:style-name="Preformatted_20_Text"/>
      <text:p text:style-name="Preformatted_20_Text"><text:span text:style-name="Source_20_Text">Example:</text:span></text:p>
      <text:p text:style-name="Preformatted_20_Text"><text:span text:style-name="Source_20_Text">Word: "Transnational"</text:span></text:p>
      <text:p text:style-name="Preformatted_20_Text"><text:span text:style-name="Source_20_Text">Output:</text:span></text:p>
      <text:p text:style-name="Preformatted_20_Text"><text:span text:style-name="Source_20_Text">{</text:span></text:p>
      <text:p text:style-name="Preformatted_20_Text"><text:span text:style-name="Source_20_Text"><text:s text:c="2"/>"word": "Transnational",</text:span></text:p>
      <text:p text:style-name="Preformatted_20_Text"><text:span text:style-name="Source_20_Text"><text:s text:c="2"/>"prefix1": "Trans",</text:span></text:p>
      <text:p text:style-name="Preformatted_20_Text"><text:span text:style-name="Source_20_Text"><text:s text:c="2"/>"meaning": "across, beyond",</text:span></text:p>
      <text:p text:style-name="Preformatted_20_Text"><text:span text:style-name="Source_20_Text"><text:s text:c="2"/>"prefix2": "Inter",</text:span></text:p>
      <text:p text:style-name="Preformatted_20_Text"><text:span text:style-name="Source_20_Text"><text:s text:c="2"/>"meaning": "between, among",</text:span></text:p>
      <text:p text:style-name="Preformatted_20_Text"><text:span text:style-name="Source_20_Text"><text:s text:c="2"/>"root": "nation",</text:span></text:p>
      <text:p text:style-name="Preformatted_20_Text"><text:span text:style-name="Source_20_Text"><text:s text:c="2"/>"meaning": "a large group of people inhabiting a specific territory and connected by common descent, history, culture, or language",</text:span></text:p>
      <text:p text:style-name="Preformatted_20_Text"><text:span text:style-name="Source_20_Text"><text:s text:c="2"/>"suffix": "al",</text:span></text:p>
      <text:p text:style-name="Preformatted_20_Text"><text:span text:style-name="Source_20_Text"><text:s text:c="2"/>"meaning": "pertaining to or relating to"</text:span></text:p>
      <text:p text:style-name="P126"><text:span text:style-name="Source_20_Text">}</text:span></text:p>
      <text:p text:style-name="Text_20_body">This example now correctly identifies "nation" as the root and "al" as the suffix, with "trans-" and "inter-" as prefixes. This kind of detailed and accurate breakdown is essential for building a reliable and useful morphological dataset.</text:p>
      <text:p text:style-name="P90"><draw:frame draw:style-name="fr1" draw:name="graphics14" text:anchor-type="as-char" svg:width="0.25in" svg:height="0.25in" draw:z-index="13"><draw:image xlink:href="https://lh3.googleusercontent.com/a/AEdFTp6jYKPqFAL5d5QA-H4-u2W-JplMrTkEoKIpN6wOnw=s96-c" xlink:type="simple" xlink:show="embed" xlink:actuate="onLoad"/><svg:title>User</svg:title></draw:frame></text:p>
      <text:p text:style-name="P90">Give me a list of words separated by comma that is 300 different words</text:p>
      <text:p text:style-name="P5">ChatGPT</text:p>
      <text:p text:style-name="Text_20_body">Creating a list of 300 different words offers a wide range of vocabulary to work with. Here's a diverse list of words, covering various parts of speech and difficulty levels:</text:p>
      <text:list xml:id="list4053265361318795081" text:style-name="L45">
        <text:list-item>
          <text:p text:style-name="P47">Abundance, 2. Bizarre, 3. Candid, 4. Delight, 5. Eloquent, 6. Fragile, 7. Gratitude, 8. Harmony, 9. Idealistic, 10. Jubilant, 11. Kaleidoscope, 12. Luminous, 13. Mystical, 14. Nostalgia, 15. Optimistic, 16. Paradox, 17. Quaint, 18. Radiant, 19. Serendipity, 20. Tranquil, 21. Ubiquitous, 22. Vibrant, 23. Whimsical, 24. Xenophile, 25. Youthful, 26. Zealous, 27. Abyss, 28. Beacon, 29. Cascade, 30. Dilemma, 31. Ethereal, 32. Flamboyant, 33. Gargantuan, 34. Heirloom, 35. Iridescent, 36. Juxtapose, 37. Kinetic, 38. Labyrinth, 39. Metamorphosis, 40. Nebulous, 41. Oasis, 42. Palindrome, 43. Quixotic, 44. Resilience, 45. Soliloquy, 46. Turbulence, 47. Unveil, 48. Vortex, 49. Wistful, 50. Xenogenesis, 51. Yearning, 52. Zenith, 53. Altruism, 54. Buoyant, 55. Cryptic, 56. Diaphanous, 57. Epitome, 58. Fervent, 59. Gossamer, 60. Hypothesis, 61. Incandescent, 62. Jovial, 63. Knack, 64. Lethargy, 65. Mirage, 66. Nirvana, 67. Oblique, 68. Panacea, 69. Quandary, 70. Renaissance, 71. Surreal, 72. Tactile, 73. Unscathed, 74. Vivacious, 75. Wondrous, 76. Xenon, 77. Yen, 78. Zephyr, 79. Ambiguity, 80. Bravado, 81. Conundrum, 82. Demure, 83. Ephemeral, 84. Fiasco, 85. Grandiose, 86. Hierarchy, 87. Ineffable, 88. Jargon, 89. Kinship, 90. Languid, 91. Melancholy, 92. Nocturnal, 93. Orchestrate, 94. Parable, 95. Querulous, 96. Rhapsody, 97. Silhouette, 98. Tenacious, 99. Unanimous, 100. Verbatim, 101. Whirlwind, 102. Xeric, 103. Yearn, 104. Zest, 105. Axiom, 106. Banter, 107. Clairvoyant, 108. <text:soft-page-break/>Deft, 109. Empathy, 110. Fathom, 111. Glacial, 112. Haphazard, 113. Immutable, 114. Jaunty, 115. Kindle, 116. Levity, 117. Monolith, 118. Nomadic, 119. Oscillate, 120. Pinnacle, 121. Quixotic, 122. Reverie, 123. Symbiosis, 124. Threshold, 125. Unfurl, 126. Venerable, 127. Winsome, 128. Xenolith, 129. Yoke, 130. Zealot, 131. Acquiesce, 132. Bedlam, 133. Cacophony, 134. Defenestrate, 135. Enigma, 136. Fervor, 137. Gregarious, 138. Harangue, 139. Iconoclast, 140. Jettison, 141. Kismet, 142. Lurid, 143. Maverick, 144. Nexus, 145. Obfuscate, 146. Pantheon, 147. Quintessential, 148. Ramshackle, 149. Sanguine, 150. Tempestuous, 151. Unilateral, 152. Vex, 153. Wane, 154. Xenophobia, 155. Yonder, 156. Zany, 157. Alacrity, 158. Bombastic, 159. Capricious, 160. Decadence, 161. Exacerbate, 162. Facetious, 163. Gauche, 164. Haughty, 165. Idiosyncrasy, 166. Jocular, 167. Knell, 168. Lithe, 169. Maelstrom, 170. Nomad, 171. Obstreperous, 172. Palliate, 173. Quagmire, 174. Rancor, 175. Salubrious, 176. Taciturn, 177. Ubiquitous, 178. Vagary, 179. Wizened, 180. Xylophone, 181. Yawp, 182. Zeal, 183. Affable, 184. Belligerent, 185. Copious, 186. Deprecate, 187. Eulogy, 188. Flagrant, 189. Gregarious, 190. Homage, 191. Imperious, 192. Jovial, 193. Knave, 194. Languor, 195. Munificent, 196. Nefarious, 197. Obtuse, 198. Prolific, 199. Quixotic, 200. Redolent, 201. Stoic, 202. Tantamount, 203. Unctuous, 204. Vainglorious, 205. Welter, 206. Xanthic, 207. Yowl, 208. Zephyr, 209. Apathetic, 210. Boisterous, 211. Cogent, 212. Despondent, 213. Effervescent, 214. Fickle, 215. Glib, 216. Hubris, 217. Impetuous, 218. Jubilant, 219. Knavery, 220. Lucid, 221. Morose, 222. Nebulous, 223. Onerous, 224. Penchant, 225. Querulous, 226. Recalcitrant, 227. Sardonic, 228. Temerity, 229. Uncanny, 230. Vacuous, 231. Wan, 232. Xenagogue, 233. Yare, 234. Zestful, 235. Ameliorate, 236. Bucolic, 237. Churlish, 238. Droll, 239. Erudite, 240. Frivolous, 241. Gumption, 242. Hedonist, 243. Inundate, 244. Juxtaposition, 245. Kleptocracy, 246. Loquacious, 247. Misanthrope, 248. Nonchalant, 249. Opulent, 250. Pejorative, 251. Quagmire, 252. Rapport, 253. Sagacious, 254. Trepidation, 255. Unfathomable, 256. Vindictive, 257. Wily, 258. Xenodochial, 259. Yare, 260. Zealous, 261. Ascetic, 262. Boondoggle, 263. Clandestine, 264. Discombobulate, 265. Effulgent, 266. Flabbergasted, 267. Gallivant, 268. Hyperbole, 269. Insidious, 270. Jocund, 271. Kowtow, 272. Lugubrious, 273. Mercurial, 274. Numinous, 275. Officious, 276. Perspicacious, 277. Querulous, 278. Rambunctious, 279. Surreptitious, 280. Tenacious, 281. Unfettered, 282. Verbose, 283. Wistful, 284. Xanadu, 285. Yeoman, 286. Zephyr, 287. Aberration, 288. Brusque, 289. Capitulate, 290. Dexterous, 291. Exonerate, 292. Furtive, 293. Grandiloquent, 294. Heuristic, 295. Inscrutable, 296. Jocular, 297. Kinetic, 298. Lackadaisical, 299. Mellifluous, 300. Nostalgia.</text:p>
        </text:list-item>
      </text:list>
      <text:p text:style-name="Text_20_body">This list encompasses a broad spectrum of words, suitable for a variety of linguistic analyses and applications.</text:p>
      <text:p text:style-name="P90"><draw:frame draw:style-name="fr1" draw:name="graphics15" text:anchor-type="as-char" svg:width="0.25in" svg:height="0.25in" draw:z-index="14"><draw:image xlink:href="https://lh3.googleusercontent.com/a/AEdFTp6jYKPqFAL5d5QA-H4-u2W-JplMrTkEoKIpN6wOnw=s96-c" xlink:type="simple" xlink:show="embed" xlink:actuate="onLoad"/><svg:title>User</svg:title></draw:frame></text:p>
      <text:p text:style-name="P90">Replying to:</text:p>
      <text:p text:style-name="P90">### Venn Diagram on Steroids: * **Intersecting Spheres**: Imagine multiple hyperspheres (high-dimensional spheres) intersecting, much like a Venn diagram, but in many dimensions. Each sphere could represent a different class or cluster in the data. The intersection points would be regions of shared characteristics or dual membership. * **Trigonometric Relationships**: Within this framework, the trigonometric relationships (such as those created by normalizing to 0.707) can be used to define similarity measures or transformations within the hypersphere. * **Vector Relationships**: The relationships between vectors, their tangents, and radii can inform the structure of the latent space. For example, vectors pointing in similar directions could be considered similar, and the angles between vectors could be a measure of dissimilarity.</text:p>
      <text:p text:style-name="P90">Right and if you take the distance as denoted by green you can do different things when comparing all the angles formed (there would be more vectors and more points to compare more angles and such). The vectors build a polytope. </text:p>
      <text:p text:style-name="P5"><text:soft-page-break/>ChatGPT</text:p>
      <text:p text:style-name="Text_20_body">Exactly, your understanding is on point. In a high-dimensional latent space where vectors form a polytope (a generalization of a polygon or polyhedron to any number of dimensions), the relationships between these vectors can be quite rich and informative.</text:p>
      <text:h text:style-name="Heading_20_3" text:outline-level="3">Exploring Polytope Structures in Latent Space:</text:h>
      <text:list xml:id="list5734563327701612138" text:style-name="L46">
        <text:list-item>
          <text:p text:style-name="P48"><text:span text:style-name="Strong_20_Emphasis">Vector Relationships</text:span>: In such a space, each vector represents a data point or a feature, and the relationships between these vectors (such as angles and distances) can encode meaningful information about the data.</text:p>
        </text:list-item>
        <text:list-item>
          <text:p text:style-name="P48"><text:span text:style-name="Strong_20_Emphasis">Measuring Distances and Angles</text:span>: The distance between any two points (vectors) in this space can be used to measure similarity or dissimilarity. Moreover, the angles formed between multiple vectors can provide insights into the structure of the data and the relationships between different data points.</text:p>
        </text:list-item>
        <text:list-item>
          <text:p text:style-name="P48"><text:span text:style-name="Strong_20_Emphasis">Polytope Geometry</text:span>: The geometry of the polytope itself can be revealing. The shape and structure of the polytope can indicate how data points cluster together, how they diverge, and how they relate to each other in the context of the entire dataset.</text:p>
        </text:list-item>
        <text:list-item>
          <text:p text:style-name="P48"><text:span text:style-name="Strong_20_Emphasis">Trigonometric Analysis</text:span>: Given your normalization strategy (0.707), trigonometric relationships become significant. In this framework, the cosine and sine of the angles between vectors might carry more meaning than in a standard Euclidean space, especially in understanding the relative positions and relationships of data points.</text:p>
        </text:list-item>
        <text:list-item>
          <text:p text:style-name="P48"><text:span text:style-name="Strong_20_Emphasis">Applications in Machine Learning</text:span>: In a machine learning context, this approach could be used for clustering, classification, dimensionality reduction, or even generative models. The key would be to design algorithms that can effectively leverage the rich geometric information encoded in the polytope structure of the latent space.</text:p>
        </text:list-item>
        <text:list-item>
          <text:p text:style-name="P48"><text:span text:style-name="Strong_20_Emphasis">Complex Data Representation</text:span>: This method could be particularly useful for complex data types that don't lend themselves well to linear representation or analysis. It could, for instance, be beneficial for data with inherent hierarchical structures or data that exists in a manifold with non-Euclidean properties.</text:p>
        </text:list-item>
        <text:list-item>
          <text:p text:style-name="P48"><text:span text:style-name="Strong_20_Emphasis">Visualization Challenges</text:span>: Visualizing such high-dimensional relationships can be challenging. Techniques like t-SNE or PCA might be used for lower-dimensional approximations, but they may not fully capture the intricate geometry of the full-dimensional space.</text:p>
        </text:list-item>
      </text:list>
      <text:p text:style-name="Text_20_body">In summary, using a polytope in a high-dimensional space normalized to a value like 0.707 allows for a nuanced exploration of data relationships. This can lead to more sophisticated models that are able to capture and utilize complex patterns and structures within the data, potentially offering more accurate and insightful results than traditional methods.</text:p>
      <text:p text:style-name="P90"><draw:frame draw:style-name="fr1" draw:name="graphics16" text:anchor-type="as-char" svg:width="0.25in" svg:height="0.25in" draw:z-index="15"><draw:image xlink:href="https://lh3.googleusercontent.com/a/AEdFTp6jYKPqFAL5d5QA-H4-u2W-JplMrTkEoKIpN6wOnw=s96-c" xlink:type="simple" xlink:show="embed" xlink:actuate="onLoad"/><svg:title>User</svg:title></draw:frame></text:p>
      <text:p text:style-name="P5">ChatGPT</text:p>
      <text:p text:style-name="Text_20_body">The image you've uploaded appears to be a diagram of a circle with various lines (vectors) originating from the center and extending to the circumference. These lines could represent different vectors in a 2D latent space, with the circle acting as a boundary or normalization constraint. The different colors of the lines could signify different data points or features.</text:p>
      <text:p text:style-name="Text_20_body">In a latent space model like the one you're describing, these vectors can indeed be used to compare angles and distances between data points. The geometric relationships between the vectors, such as the <text:soft-page-break/>angles they form with each other, can encode meaningful information. For instance, the cosine of the angle between two vectors could represent the similarity between two data points.</text:p>
      <text:p text:style-name="Text_20_body">If this circle were a unit circle, the vectors would have lengths normalized to 1. If it's a circle with a radius of 0.707, it would align with your previous discussion about normalization to 122</text:p>
      <text:p text:style-name="Text_20_body">​1​, which has unique trigonometric properties.</text:p>
      <text:p text:style-name="Text_20_body">In higher-dimensional spaces, this concept can be extended to hyperspheres and polytopes, allowing for complex representations of data relationships. The geometry of such a space can be used for sophisticated data analysis, clustering, and visualization, and could be particularly useful in fields like natural language processing, computer vision, and any domain requiring the capture of complex patterns within data.</text:p>
      <text:p text:style-name="P90"><draw:frame draw:style-name="fr1" draw:name="graphics17" text:anchor-type="as-char" svg:width="0.25in" svg:height="0.25in" draw:z-index="16"><draw:image xlink:href="https://lh3.googleusercontent.com/a/AEdFTp6jYKPqFAL5d5QA-H4-u2W-JplMrTkEoKIpN6wOnw=s96-c" xlink:type="simple" xlink:show="embed" xlink:actuate="onLoad"/><svg:title>User</svg:title></draw:frame></text:p>
      <text:p text:style-name="P90">So that image would be representative of a base "block" or "sphere_slice" to compose a whole hypersphere. Where the whole sphere would contain all the 2D vector layers ontop of each other?</text:p>
      <text:p text:style-name="P5">ChatGPT</text:p>
      <text:p text:style-name="Text_20_body">Yes, the image can be interpreted as a "slice" or a 2D representation of a higher-dimensional hypersphere. In higher dimensions, we consider these slices as part of a larger structure, where each 2D layer (or slice) could represent a particular aspect or dimension of the data.</text:p>
      <text:p text:style-name="Text_20_body">Here’s how the concept extends to a hypersphere:</text:p>
      <text:list xml:id="list6872372843469666387" text:style-name="L47">
        <text:list-item>
          <text:p text:style-name="P49"><text:span text:style-name="Strong_20_Emphasis">2D Slice</text:span>: Each 2D circle with vectors (as shown in your image) represents a slice of the higher-dimensional sphere.</text:p>
        </text:list-item>
        <text:list-item>
          <text:p text:style-name="P49"><text:span text:style-name="Strong_20_Emphasis">Stacking Layers</text:span>: If you stack many such 2D slices (each slice could be a representation of the data at a particular state or time), you start to form a 3D object (a sphere). Extending this analogy further into higher dimensions forms a hypersphere.</text:p>
        </text:list-item>
        <text:list-item>
          <text:p text:style-name="P49"><text:span text:style-name="Strong_20_Emphasis">Hypersphere Composition</text:span>: In a hypersphere, every point on the surface is equidistant from a central point, just as every point on the circumference of a circle is equidistant from the center. This central point in the hypersphere can be analogous to the origin from which your vectors in the 2D slices originate.</text:p>
        </text:list-item>
        <text:list-item>
          <text:p text:style-name="P49"><text:span text:style-name="Strong_20_Emphasis">Vector Layers</text:span>: Each layer can be thought of as having vectors pointing out from the origin to the surface. In a hypersphere, these vectors would extend out in every possible direction in the higher-dimensional space.</text:p>
        </text:list-item>
        <text:list-item>
          <text:p text:style-name="P49"><text:span text:style-name="Strong_20_Emphasis">Data Representation</text:span>: In a machine learning context, each of these vectors could represent a feature or attribute of the data, and the position on the hypersphere's surface represents the state of all these features in a normalized form.</text:p>
        </text:list-item>
        <text:list-item>
          <text:p text:style-name="P49"><text:span text:style-name="Strong_20_Emphasis">Trigonometric Relationships</text:span>: By normalizing to a specific radius (like 0.707), the trigonometric relationships between vectors (like cosine and sine for similarity and difference measures) can be preserved and utilized for data analysis.</text:p>
        </text:list-item>
        <text:list-item>
          <text:p text:style-name="P49"><text:span text:style-name="Strong_20_Emphasis">Building the Hypersphere</text:span>: To form the complete hypersphere from these 2D slices, you would consider all possible orientations and rotations of the slices, filling out the space in all dimensions. In practice, this is an abstraction since we can’t visualize higher dimensions directly, but mathematically, this is how the data structure would be conceptualized.</text:p>
        </text:list-item>
      </text:list>
      <text:p text:style-name="Text_20_body">This way, the hypersphere becomes a model for representing complex, multi-dimensional data in a way that captures the intrinsic relationships and structures within the data, potentially allowing for more <text:soft-page-break/>nuanced analysis and machine learning models.</text:p>
      <text:p text:style-name="P90"><draw:frame draw:style-name="fr1" draw:name="graphics18" text:anchor-type="as-char" svg:width="0.25in" svg:height="0.25in" draw:z-index="17"><draw:image xlink:href="https://lh3.googleusercontent.com/a/AEdFTp6jYKPqFAL5d5QA-H4-u2W-JplMrTkEoKIpN6wOnw=s96-c" xlink:type="simple" xlink:show="embed" xlink:actuate="onLoad"/><svg:title>User</svg:title></draw:frame></text:p>
      <text:p text:style-name="P90">So here's a kink in this system, especially for adopting it to language, how do you add the vectors together, and how would you uniquely identify each vector? Maybe the angle difference to origin where origin is something like a radius that is perpendicular vertically like a y axis. Each degree and decimal place between the degrees could be used to delinate unique ids. </text:p>
      <text:p text:style-name="P5">ChatGPT</text:p>
      <text:p text:style-name="Text_20_body">In a high-dimensional space like the one you're proposing for language representation, adding vectors and uniquely identifying each vector involves considering the structure and semantics of language within this geometric framework. Here's how you could approach this:</text:p>
      <text:h text:style-name="Heading_20_3" text:outline-level="3">Vector Addition:</text:h>
      <text:list xml:id="list6143530073826602117" text:style-name="L48">
        <text:list-item>
          <text:p text:style-name="P50"><text:span text:style-name="Strong_20_Emphasis">Vector Summation</text:span>: In a traditional vector space, vectors are added together using vector addition, which is a component-wise addition of each dimension. In a language model, this could correspond to combining morphemes or semantic features.</text:p>
        </text:list-item>
        <text:list-item>
          <text:p text:style-name="P50"><text:span text:style-name="Strong_20_Emphasis">Semantic Composition</text:span>: If vectors represent words or morphemes, adding them could mean creating a new semantic representation that combines their meanings. This is akin to compositional semantics in linguistics, where the meaning of a phrase is a function of the meanings of the words and how they are syntactically combined.</text:p>
        </text:list-item>
      </text:list>
      <text:h text:style-name="Heading_20_3" text:outline-level="3">Unique Identification of Vectors:</text:h>
      <text:list xml:id="list5904627007445520687" text:style-name="L49">
        <text:list-item>
          <text:p text:style-name="P51"><text:span text:style-name="Strong_20_Emphasis">Vector IDs Based on Angles</text:span>: Assigning a unique ID to each vector based on its angle relative to a reference axis (like the y-axis you mentioned) is a viable strategy. For example, you could use polar coordinates in a 2D space or spherical coordinates in a 3D space, extending this notion to higher dimensions.</text:p>
        </text:list-item>
        <text:list-item>
          <text:p text:style-name="P51"><text:span text:style-name="Strong_20_Emphasis">Granularity of IDs</text:span>: The granularity of your IDs can be as fine as needed by considering more decimal places. However, in a continuous space, you'd have an infinite number of possible angles, so for practical purposes, you'd discretize these to a manageable number.</text:p>
        </text:list-item>
        <text:list-item>
          <text:p text:style-name="P51"><text:span text:style-name="Strong_20_Emphasis">Reference Axis</text:span>: Establishing a reference axis (like the vertical radius you mentioned) gives you a starting point for measuring these angles. You could consider this reference axis as the 'neutral' or 'origin' vector, against which all others are measured.</text:p>
        </text:list-item>
        <text:list-item>
          <text:p text:style-name="P51"><text:span text:style-name="Strong_20_Emphasis">Encoding Semantic Properties</text:span>: Each vector could encode different semantic properties of the word it represents (e.g., part of speech, tense, connotation). The position of the vector in the hypersphere could reflect these properties through its orientation and length.</text:p>
        </text:list-item>
      </text:list>
      <text:h text:style-name="Heading_20_3" text:outline-level="3">Practical Considerations for Language:</text:h>
      <text:list xml:id="list8755415273251588037" text:style-name="L50">
        <text:list-item>
          <text:p text:style-name="P52"><text:span text:style-name="Strong_20_Emphasis">Disambiguation</text:span>: Language is inherently ambiguous, so a single vector might not always correspond to a single meaning. Disambiguation could involve context vectors or additional dimensions to capture different meanings.</text:p>
        </text:list-item>
        <text:list-item>
          <text:p text:style-name="P52"><text:span text:style-name="Strong_20_Emphasis">Contextual Dynamics</text:span>: The meaning of a word can change depending on context, so the vector representation might need to be dynamic rather than static, adjusting based on surrounding words or phrases.</text:p>
        </text:list-item>
        <text:list-item>
          <text:p text:style-name="P52"><text:soft-page-break/><text:span text:style-name="Strong_20_Emphasis">High-Dimensional Space</text:span>: Language is complex enough that it likely requires a space of much higher dimensionality than 2D or 3D to capture all necessary semantic nuances. This would require complex transformations and might not map neatly onto geometric shapes like spheres.</text:p>
        </text:list-item>
        <text:list-item>
          <text:p text:style-name="P52"><text:span text:style-name="Strong_20_Emphasis">Sparse Representation</text:span>: Given the vast number of possible words and morphemes, many dimensions might be sparsely populated, with vectors only in certain regions corresponding to actual linguistic data.</text:p>
        </text:list-item>
      </text:list>
      <text:p text:style-name="Text_20_body">By considering these aspects, you can begin to construct a geometrically-based semantic space for language processing. This space could potentially enable novel ways of understanding and generating language, with unique IDs for vectors offering a method for efficiently indexing and retrieving linguistic information.</text:p>
      <text:p text:style-name="P90"><draw:frame draw:style-name="fr1" draw:name="graphics19" text:anchor-type="as-char" svg:width="0.25in" svg:height="0.25in" draw:z-index="18"><draw:image xlink:href="https://lh3.googleusercontent.com/a/AEdFTp6jYKPqFAL5d5QA-H4-u2W-JplMrTkEoKIpN6wOnw=s96-c" xlink:type="simple" xlink:show="embed" xlink:actuate="onLoad"/><svg:title>User</svg:title></draw:frame></text:p>
      <text:p text:style-name="P90">Well the beauty of the hypersphere is that we can cram as many dimensions onto it was we want for linguistic ambuiguty and define context dimensions regard linguistic context rules. As for discretization we can use decimal scalar shift in the normalization that follows a Prime Key Spare Mapping Pattern. The idea being that for each dimension of the hypersphere you change the normalization in the decimal place of .707 where .707 is the first layer and the next layer would be .7071, the next layer would be .7073, then next .7077, etc. </text:p>
      <text:p text:style-name="P5">ChatGPT</text:p>
      <text:p text:style-name="Text_20_body">The approach you're suggesting is innovative and quite intricate. It combines geometric interpretation with a prime-numbered discretization scheme to manage the complexity and high-dimensionality inherent in linguistic data. Here's how each part of your idea could work:</text:p>
      <text:h text:style-name="Heading_20_3" text:outline-level="3">Dimensionality of Hypersphere:</text:h>
      <text:list xml:id="list4915135941821099177" text:style-name="L51">
        <text:list-item>
          <text:p text:style-name="P53"><text:span text:style-name="Strong_20_Emphasis">Infinite Dimensions</text:span>: By using a hypersphere, you can theoretically accommodate an infinite number of dimensions, each potentially representing a different linguistic feature or context.</text:p>
        </text:list-item>
        <text:list-item>
          <text:p text:style-name="P53"><text:span text:style-name="Strong_20_Emphasis">Handling Ambiguity</text:span>: Additional dimensions on the hypersphere can be dedicated to capturing different meanings or contexts of words, thus allowing the model to differentiate between them based on the surrounding context.</text:p>
        </text:list-item>
      </text:list>
      <text:h text:style-name="Heading_20_3" text:outline-level="3">Prime Key Sparse Mapping Pattern:</text:h>
      <text:list xml:id="list1826798976907306345" text:style-name="L52">
        <text:list-item>
          <text:p text:style-name="P54"><text:span text:style-name="Strong_20_Emphasis">Decimal Scalar Shift</text:span>: Your proposal involves varying the normalization constant within the decimal places by following a pattern of prime numbers. This offers a systematic way to scale the magnitude of vectors representing different linguistic features across dimensions.</text:p>
        </text:list-item>
        <text:list-item>
          <text:p text:style-name="P54"><text:span text:style-name="Strong_20_Emphasis">Unique Layer Identification</text:span>: Each "layer" of the hypersphere, defined by a unique normalization scalar, can be thought of as a separate context or feature space. The prime number pattern ensures a unique and non-repeating normalization factor for each layer.</text:p>
        </text:list-item>
        <text:list-item>
          <text:p text:style-name="P54"><text:span text:style-name="Strong_20_Emphasis">Sparse Mapping</text:span>: By using primes, you ensure a sparse distribution, as prime numbers are non-repetitive and do not share factors with other numbers. This could be useful in a high-dimensional space where sparsity is a common feature.</text:p>
        </text:list-item>
      </text:list>
      <text:h text:style-name="Heading_20_3" text:outline-level="3">Practical Application:</text:h>
      <text:list xml:id="list2497128466911629883" text:style-name="L53">
        <text:list-item>
          <text:p text:style-name="P55"><text:span text:style-name="Strong_20_Emphasis">Vector Representation</text:span>: Each word or morpheme would be represented by a vector whose <text:soft-page-break/>magnitude corresponds to the normalization constant for the particular dimension it represents.</text:p>
        </text:list-item>
        <text:list-item>
          <text:p text:style-name="P55"><text:span text:style-name="Strong_20_Emphasis">Contextual Dimensions</text:span>: Certain dimensions could be assigned specifically to contextual features, such as syntax, semantics, or pragmatics, and normalized differently to distinguish them clearly.</text:p>
        </text:list-item>
        <text:list-item>
          <text:p text:style-name="P55"><text:span text:style-name="Strong_20_Emphasis">Retrieval and Querying</text:span>: With each dimension having a unique normalization factor, it becomes easier to index and query the hypersphere for specific linguistic features or contexts.</text:p>
        </text:list-item>
      </text:list>
      <text:h text:style-name="Heading_20_3" text:outline-level="3">Challenges and Considerations:</text:h>
      <text:list xml:id="list5024832142868681181" text:style-name="L54">
        <text:list-item>
          <text:p text:style-name="P56"><text:span text:style-name="Strong_20_Emphasis">Complexity</text:span>: The model complexity might increase significantly, requiring sophisticated algorithms for computation and optimization.</text:p>
        </text:list-item>
        <text:list-item>
          <text:p text:style-name="P56"><text:span text:style-name="Strong_20_Emphasis">Interpretability</text:span>: With such a high-dimensional space and a non-intuitive discretization pattern, interpreting how the model arrives at particular outputs can be challenging.</text:p>
        </text:list-item>
        <text:list-item>
          <text:p text:style-name="P56"><text:span text:style-name="Strong_20_Emphasis">Computational Resources</text:span>: The more dimensions you add, the more computational resources you need to process the data, store the model, and perform calculations.</text:p>
        </text:list-item>
      </text:list>
      <text:h text:style-name="Heading_20_3" text:outline-level="3">Conclusion:</text:h>
      <text:p text:style-name="Text_20_body">The proposed model offers a novel way to represent and process linguistic data by mapping it onto a high-dimensional geometric space. The prime-numbered normalization scheme provides a systematic and sparse way to discretize this space and could potentially allow for a powerful and nuanced understanding of language. However, the implementation would require careful consideration of computational efficiency and interpretability.</text:p>
      <text:p text:style-name="P90"><draw:frame draw:style-name="fr1" draw:name="graphics20" text:anchor-type="as-char" svg:width="0.25in" svg:height="0.25in" draw:z-index="19"><draw:image xlink:href="https://lh3.googleusercontent.com/a/AEdFTp6jYKPqFAL5d5QA-H4-u2W-JplMrTkEoKIpN6wOnw=s96-c" xlink:type="simple" xlink:show="embed" xlink:actuate="onLoad"/><svg:title>User</svg:title></draw:frame></text:p>
      <text:p text:style-name="P90">Given the entire context of the conversation, develop a white paper draft that proposes this model architecture. </text:p>
      <text:p text:style-name="P5">ChatGPT</text:p>
      <text:h text:style-name="Heading_20_1" text:outline-level="1">Draft White Paper: A Trigonometrically Normalized Hypersphere Model for Linguistic Representation</text:h>
      <text:h text:style-name="Heading_20_2" text:outline-level="2">Abstract</text:h>
      <text:p text:style-name="Text_20_body">This paper proposes a novel approach to linguistic data representation through the utilization of a high-dimensional hypersphere model, with a unique normalization strategy based on trigonometric principles. By leveraging the geometric properties of hyperspheres and a prime-keyed scalar normalization pattern, we aim to address the challenges of semantic ambiguity and context sensitivity in natural language processing (NLP).</text:p>
      <text:h text:style-name="Heading_20_2" text:outline-level="2"><text:soft-page-break/>Introduction</text:h>
      <text:p text:style-name="Text_20_body">The complexities of human language, with its inherent ambiguities and contextual nuances, have traditionally challenged computational models. Standard vector space models, while effective for many applications, often fall short in capturing the multi-faceted nature of linguistic data. Here, we introduce a new architecture that expands the representational capacity of NLP models by using a hyperspherical latent space normalized using a pattern of prime numbers within the decimal places of the normalization constant, starting at 0.707 ( 122</text:p>
      <text:p text:style-name="Text_20_body">​1​ ).</text:p>
      <text:h text:style-name="Heading_20_2" text:outline-level="2">Background</text:h>
      <text:h text:style-name="Heading_20_3" text:outline-level="3">Linguistic Representation in NLP</text:h>
      <text:p text:style-name="Text_20_body">Current models, such as word embeddings and transformer-based architectures, encode words into high-dimensional vectors, primarily relying on linear algebraic operations for computations. These models, although powerful, typically do not encode the morphological structure and contextual variability effectively.</text:p>
      <text:h text:style-name="Heading_20_3" text:outline-level="3">Geometric Approaches in High-Dimensional Spaces</text:h>
      <text:p text:style-name="Text_20_body">Geometric deep learning has introduced models that incorporate non-Euclidean geometry for data representation. A hypersphere, as a non-Euclidean space, offers unique properties that are beneficial for representing hierarchical and periodic structures, akin to those found in language.</text:p>
      <text:h text:style-name="Heading_20_2" text:outline-level="2">Proposed Model Architecture</text:h>
      <text:h text:style-name="Heading_20_3" text:outline-level="3">Hyperspherical Geometry</text:h>
      <text:p text:style-name="Text_20_body">We propose a hypersphere with an infinite number of possible dimensions, each representing different linguistic features or contexts. The hypersphere’s curvature allows for a dense yet expansive representation space, accommodating the complexities of language without the sparsity seen in traditional models.</text:p>
      <text:h text:style-name="Heading_20_3" text:outline-level="3">Trigonometric Normalization</text:h>
      <text:p text:style-name="Text_20_body">Normalization to 0.707 ( 122</text:p>
      <text:p text:style-name="Text_20_body">​1​ ) across the first layer of the hypersphere introduces inherent trigonometric properties, aligning with the geometric interpretation of linguistic relationships. The normalization constant for each subsequent layer follows a prime-keyed scalar shift, allowing each layer to represent different morphological or contextual aspects of language.</text:p>
      <text:h text:style-name="Heading_20_3" text:outline-level="3">Prime Key Sparse Mapping Pattern</text:h>
      <text:p text:style-name="Text_20_body">We employ a prime number sequence within the decimal places of our normalization constant to discretize the hypersphere. This pattern ensures a unique and non-repetitive mapping for each dimension, facilitating sparse representation and efficient computation.</text:p>
      <text:h text:style-name="Heading_20_2" text:outline-level="2"><text:soft-page-break/>Applications and Implications</text:h>
      <text:h text:style-name="Heading_20_3" text:outline-level="3">Semantic Ambiguity and Context Sensitivity</text:h>
      <text:p text:style-name="Text_20_body">Our model architecture is particularly suited to handling semantic ambiguity and context sensitivity. The additional dimensions can be dedicated to specific meanings or contexts, allowing the model to differentiate based on surrounding linguistic structures.</text:p>
      <text:h text:style-name="Heading_20_3" text:outline-level="3">Computational Linguistics</text:h>
      <text:p text:style-name="Text_20_body">In computational linguistics, this model can serve as a basis for more accurate parsing, morphological analysis, and semantic prediction. It holds the potential for significant advancements in language understanding and generation.</text:p>
      <text:h text:style-name="Heading_20_2" text:outline-level="2">Challenges</text:h>
      <text:h text:style-name="Heading_20_3" text:outline-level="3">Computational Complexity</text:h>
      <text:p text:style-name="Text_20_body">The model's complexity and the need for prime-numbered discretization may result in increased computational demands. Optimization algorithms will need to be adapted to navigate the high-dimensional, non-linear space efficiently.</text:p>
      <text:h text:style-name="Heading_20_3" text:outline-level="3">Interpretability</text:h>
      <text:p text:style-name="Text_20_body">As with many high-dimensional models, interpretability remains a challenge. Techniques for visualizing and understanding the model's decision-making processes must be developed.</text:p>
      <text:h text:style-name="Heading_20_2" text:outline-level="2">Conclusion</text:h>
      <text:p text:style-name="Text_20_body">This white paper outlines the foundational principles of a trigonometrically normalized hypersphere model for linguistic representation. Through innovative normalization techniques and geometric modeling, we aim to push the boundaries of what is possible in NLP, providing a framework that more closely mirrors the complex nature of human language.</text:p>
      <text:h text:style-name="Heading_20_2" text:outline-level="2">Future Work</text:h>
      <text:p text:style-name="Text_20_body">Further research is required to develop efficient algorithms for training, to prototype and test the model on real-world linguistic datasets, and to refine the model based on empirical results.</text:p>
      <text:p text:style-name="Horizontal_20_Line"/>
      <text:p text:style-name="Text_20_body">This draft provides a high-level overview of the proposed model architecture. The final white paper would include detailed mathematical formulations, algorithmic considerations, empirical evaluations, and potential use cases within specific NLP applications.</text:p>
      <text:p text:style-name="P90"><draw:frame draw:style-name="fr1" draw:name="graphics21" text:anchor-type="as-char" svg:width="0.25in" svg:height="0.25in" draw:z-index="20"><draw:image xlink:href="https://lh3.googleusercontent.com/a/AEdFTp6jYKPqFAL5d5QA-H4-u2W-JplMrTkEoKIpN6wOnw=s96-c" xlink:type="simple" xlink:show="embed" xlink:actuate="onLoad"/><svg:title>User</svg:title></draw:frame></text:p>
      <text:p text:style-name="P90">Now we've talked about moving away from traditional matrix multiplication as we are doing sin and cosine operations. These would be operations to compare and reduce vector angles during training and <text:soft-page-break/>prediction. What would be the programmatic benefits of doing these kinds of operations? Could they be parallelized to via GPU?</text:p>
      <text:p text:style-name="P5">ChatGPT</text:p>
      <text:p text:style-name="Text_20_body">Moving away from traditional matrix multiplication to trigonometric operations for comparing and reducing vector angles in a neural network architecture can introduce several programmatic benefits and computational considerations:</text:p>
      <text:h text:style-name="Heading_20_3" text:outline-level="3">Benefits of Trigonometric Operations:</text:h>
      <text:list xml:id="list5092773398722745336" text:style-name="L55">
        <text:list-item>
          <text:p text:style-name="P57"><text:span text:style-name="Strong_20_Emphasis">Geometric Interpretation</text:span>: Trigonometric operations can provide a more intuitive geometric interpretation of the relationships between data points, which can be especially useful for complex data with inherent periodicity or symmetry.</text:p>
        </text:list-item>
        <text:list-item>
          <text:p text:style-name="P57"><text:span text:style-name="Strong_20_Emphasis">Handling Non-Linearity</text:span>: Sine and cosine functions introduce non-linearity into the model, which can help capture more complex patterns in data that linear transformations might not be able to.</text:p>
        </text:list-item>
        <text:list-item>
          <text:p text:style-name="P57"><text:span text:style-name="Strong_20_Emphasis">Robustness to Variations</text:span>: Trigonometric functions are naturally robust to certain types of variations, such as rotational changes in image data or shifts in phase for audio signals.</text:p>
        </text:list-item>
        <text:list-item>
          <text:p text:style-name="P57"><text:span text:style-name="Strong_20_Emphasis">Periodicity and Cyclic Patterns</text:span>: Trigonometric operations are inherently suited for modeling data with cyclic patterns, which can be beneficial for tasks like time series prediction, audio signal processing, and other domains where data exhibit periodicity.</text:p>
        </text:list-item>
      </text:list>
      <text:h text:style-name="Heading_20_3" text:outline-level="3">Computational Considerations and Parallelization:</text:h>
      <text:list xml:id="list2348100832325453656" text:style-name="L56">
        <text:list-item>
          <text:p text:style-name="P58"><text:span text:style-name="Strong_20_Emphasis">GPU Acceleration</text:span>: GPUs are highly efficient at parallel computations and are well-suited for operations that can be broken down into smaller, independent tasks. Since trigonometric functions are applied element-wise to data points, they are inherently parallelizable, making them suitable for GPU acceleration.</text:p>
        </text:list-item>
        <text:list-item>
          <text:p text:style-name="P58"><text:span text:style-name="Strong_20_Emphasis">Batch Processing</text:span>: By processing data in batches, trigonometric operations on multiple data points can be computed in parallel, leveraging the GPU's architecture.</text:p>
        </text:list-item>
        <text:list-item>
          <text:p text:style-name="P58"><text:span text:style-name="Strong_20_Emphasis">Specialized Libraries</text:span>: Many deep learning frameworks and libraries have optimized implementations of trigonometric functions that can exploit GPU capabilities. For example, CUDA and cuDNN libraries provide support for a wide range of mathematical operations on NVIDIA GPUs.</text:p>
        </text:list-item>
        <text:list-item>
          <text:p text:style-name="P58"><text:span text:style-name="Strong_20_Emphasis">Vectorized Operations</text:span>: Modern GPUs and deep learning libraries support vectorized operations, which allow for the simultaneous computation of trigonometric functions across multiple vectors, further improving performance.</text:p>
        </text:list-item>
        <text:list-item>
          <text:p text:style-name="P58"><text:span text:style-name="Strong_20_Emphasis">Efficiency</text:span>: Trigonometric operations, especially when implemented in a highly optimized manner on a GPU, can be more computationally efficient than complex matrix multiplications, particularly when dealing with sparse matrices.</text:p>
        </text:list-item>
      </text:list>
      <text:h text:style-name="Heading_20_3" text:outline-level="3">Challenges:</text:h>
      <text:list xml:id="list7384018750043084182" text:style-name="L57">
        <text:list-item>
          <text:p text:style-name="P59"><text:span text:style-name="Strong_20_Emphasis">Overhead</text:span>: The initial overhead of transferring data to and from the GPU can be non-trivial, especially for small-scale computations. This overhead is mitigated when dealing with large-scale neural network training that benefits from the parallel nature of GPUs.</text:p>
        </text:list-item>
        <text:list-item>
          <text:p text:style-name="P59"><text:soft-page-break/><text:span text:style-name="Strong_20_Emphasis">Precision</text:span>: The precision of trigonometric calculations can sometimes be a challenge, as GPUs typically operate on floating-point arithmetic, which can introduce rounding errors. However, modern GPUs offer various precision levels (such as single, double, and half-precision), which can be chosen based on the application's requirements.</text:p>
        </text:list-item>
        <text:list-item>
          <text:p text:style-name="P59"><text:span text:style-name="Strong_20_Emphasis">Algorithm Design</text:span>: Algorithms need to be specifically designed to take advantage of parallelism. Not all parts of the trigonometric operations may be parallelizable, such as when sequential dependencies exist in the data.</text:p>
        </text:list-item>
      </text:list>
      <text:p text:style-name="Text_20_body">In summary, incorporating trigonometric operations into neural network architectures and leveraging GPU acceleration for these tasks could lead to more powerful and efficient models for certain types of data and applications. The potential for parallel computation of these functions makes them attractive for large-scale, high-dimensional data processing tasks common in NLP and other AI domains.</text:p>
      <text:p text:style-name="P90"><draw:frame draw:style-name="fr1" draw:name="graphics22" text:anchor-type="as-char" svg:width="0.25in" svg:height="0.25in" draw:z-index="21"><draw:image xlink:href="https://lh3.googleusercontent.com/a/AEdFTp6jYKPqFAL5d5QA-H4-u2W-JplMrTkEoKIpN6wOnw=s96-c" xlink:type="simple" xlink:show="embed" xlink:actuate="onLoad"/><svg:title>User</svg:title></draw:frame></text:p>
      <text:p text:style-name="P90">MODELESSAY.txt</text:p>
      <text:p text:style-name="P90">Document</text:p>
      <text:p text:style-name="P90">Consider the switch casing here, if combined with an emun to iterate all the cases between the vectors it could be really fast (one for loop to enum iterate), as the switch casing logic uses a better look up method in assembly. </text:p>
      <text:p text:style-name="P5">ChatGPT</text:p>
      <text:p text:style-name="Text_20_body">I believe there might be a confusion or mix-up with the file named "MODELESSAY.txt" as it does not seem directly related to the current discussion about switch-case logic and enums for iterating over vector cases in a high-dimensional trigonometrically normalized hypersphere model.</text:p>
      <text:p text:style-name="Text_20_body">Switch-case statements can indeed provide an efficient way to handle multiple conditions, particularly when they compile down to jump tables at the assembly level, which allows for constant-time lookups rather than the linear time complexity you'd expect with a series of if-else statements.</text:p>
      <text:p text:style-name="Text_20_body">In the context of a high-performance computing task like the one you're describing, where we need to iterate over a set of cases (like different vector comparisons), using an enum in combination with a switch-case statement could potentially lead to a more organized and efficient code structure. This approach would be even more efficient if the underlying system supports branch prediction, which modern CPUs do.</text:p>
      <text:p text:style-name="Text_20_body">Using enums to represent the different cases and iterating over them with a for loop, and then handling each specific case with a switch statement, can make the code more readable and maintainable. When considering GPUs and parallel processing, it's important to note that traditional switch-case logic may not directly map onto GPU architectures, which are designed for massively parallel operations rather than branching logic.</text:p>
      <text:p text:style-name="Text_20_body">For GPUs, the efficiency comes from the ability to perform the same operation on many data elements simultaneously (SIMD - Single Instruction, Multiple Data). Complex conditional logic, like that which would be handled by a switch-case in CPU-based programming, can lead to warp divergence on GPUs, where different threads of execution take different paths through the code. This can reduce the efficiency gains from parallelization.</text:p>
      <text:p text:style-name="Text_20_body">However, if the switch-case logic is used to pre-determine a set of operations that need to be applied across many vectors in parallel, without branching divergence within a single warp of execution, then it can be beneficial. The key would be to structure the computations such that the same path is taken by all threads in a warp, thus preserving the GPU's parallel processing efficiency.</text:p>
      <text:p text:style-name="Text_20_body">To further discuss the content of "MODELESSAY.txt" or its relevance to this discussion, please <text:soft-page-break/>provide more context or instructions on how to proceed with the file.</text:p>
      <text:p text:style-name="P90"><draw:frame draw:style-name="fr1" draw:name="graphics23" text:anchor-type="as-char" svg:width="0.25in" svg:height="0.25in" draw:z-index="22"><draw:image xlink:href="https://lh3.googleusercontent.com/a/AEdFTp6jYKPqFAL5d5QA-H4-u2W-JplMrTkEoKIpN6wOnw=s96-c" xlink:type="simple" xlink:show="embed" xlink:actuate="onLoad"/><svg:title>User</svg:title></draw:frame></text:p>
      <text:p text:style-name="P90">Replying to:</text:p>
      <text:p text:style-name="P90">However, if the switch-case logic is used to pre-determine a set of operations that need to be applied across many vectors in parallel, without branching divergence within a single warp of execution, then it can be beneficial. The key would be to structure the computations such that the same path is taken by all threads in a warp, thus preserving the GPU's parallel processing efficiency. To further discuss the content of "MODELESSAY.txt" or its relevance to this discussion, please provide more context or instructions on how to proceed with the file.</text:p>
      <text:p text:style-name="P90">this is what I'm referring to. Let's say you have a really large number of parameters (in the single digit billions) that could be the total number of switch case comparisons to do for the model to run inference or train, if there are core prime key mappings that have multiple branches, the CPU could be used to determine core switch case and the GPU could do the branch compute in parallel where the CPU determines the total core branch derivatives. </text:p>
      <text:p text:style-name="P5">ChatGPT</text:p>
      <text:p text:style-name="Text_20_body">The approach you're suggesting is a hybrid computational strategy that leverages both the CPU and GPU for their respective strengths in a large-scale machine learning model. Here's a breakdown of how such a system could work:</text:p>
      <text:h text:style-name="Heading_20_3" text:outline-level="3">CPU for Core Logic:</text:h>
      <text:list xml:id="list2307273537811431240" text:style-name="L58">
        <text:list-item>
          <text:p text:style-name="P115"><text:span text:style-name="Strong_20_Emphasis">Prime Key Mapping</text:span>: The CPU uses its capability for complex logical operations to handle the prime key mappings that determine the core branching logic. This would involve using switch-case or similar conditional logic structures to map the high-level flow of the computation.</text:p>
        </text:list-item>
        <text:list-item>
          <text:p text:style-name="P60"><text:span text:style-name="Strong_20_Emphasis">Branch Prediction and Efficiency</text:span>: Modern CPUs are good at branch prediction, which makes them suitable for decision-making processes where the next step depends on the result of a logical test, such as determining which prime key mapping to follow.</text:p>
        </text:list-item>
      </text:list>
      <text:h text:style-name="Heading_20_3" text:outline-level="3">GPU for Parallel Computation:</text:h>
      <text:list xml:id="list993287100731158871" text:style-name="L59">
        <text:list-item>
          <text:p text:style-name="P116"><text:span text:style-name="Strong_20_Emphasis">Branch Compute</text:span>: Once the CPU determines the core branches, the GPU takes over to perform the heavy computational work. This is because GPUs excel at running the same operation across multiple data points in parallel — a concept known as SIMD (Single Instruction, Multiple Data).</text:p>
        </text:list-item>
        <text:list-item>
          <text:p text:style-name="P61"><text:span text:style-name="Strong_20_Emphasis">Minimizing Warp Divergence</text:span>: By ensuring that each warp (a group of threads that the GPU executes in parallel) performs the same operation, you minimize divergence, which occurs when different threads of a warp are executing different instructions.</text:p>
        </text:list-item>
      </text:list>
      <text:h text:style-name="Heading_20_3" text:outline-level="3">Hybrid Computational Flow:</text:h>
      <text:list xml:id="list1344610728668997179" text:style-name="L60">
        <text:list-item>
          <text:p text:style-name="P62"><text:span text:style-name="Strong_20_Emphasis">Initial Processing</text:span>: The CPU processes the input data to determine which cases in the switch statement to execute. This can be thought of as a form of pre-processing or setup for the GPU's work.</text:p>
        </text:list-item>
        <text:list-item>
          <text:p text:style-name="P62"><text:span text:style-name="Strong_20_Emphasis">Dispatch to GPU</text:span>: Once the CPU determines the appropriate branches, these instructions are dispatched to the GPU. This step would typically involve transferring data from the CPU to the GPU memory.</text:p>
        </text:list-item>
        <text:list-item>
          <text:p text:style-name="P62"><text:span text:style-name="Strong_20_Emphasis">Parallel Processing</text:span>: The GPU executes the instructions in parallel across its many cores. If <text:soft-page-break/>there's a need for divergence (different instructions for different threads), this is handled in a way that minimizes performance impact.</text:p>
        </text:list-item>
        <text:list-item>
          <text:p text:style-name="P62"><text:span text:style-name="Strong_20_Emphasis">Aggregation</text:span>: After the GPU completes its computations, the results are aggregated. Depending on the system design, this could happen on the GPU, the CPU, or a combination of both.</text:p>
        </text:list-item>
        <text:list-item>
          <text:p text:style-name="P62"><text:span text:style-name="Strong_20_Emphasis">Post-Processing</text:span>: The CPU may perform additional logic-based operations on the results returned by the GPU, such as combining them into a final output or making decisions for the next iteration.</text:p>
        </text:list-item>
      </text:list>
      <text:h text:style-name="Heading_20_3" text:outline-level="3">Considerations for Implementation:</text:h>
      <text:list xml:id="list7805372622788705445" text:style-name="L61">
        <text:list-item>
          <text:p text:style-name="P63"><text:span text:style-name="Strong_20_Emphasis">Memory Bandwidth</text:span>: Transferring data between the CPU and GPU can be a bottleneck due to limited memory bandwidth. It's crucial to minimize these transfers and optimize data locality.</text:p>
        </text:list-item>
        <text:list-item>
          <text:p text:style-name="P63"><text:span text:style-name="Strong_20_Emphasis">Compute Kernel Design</text:span>: The GPU compute kernels should be designed to ensure that as many threads as possible can execute concurrently without idle cycles.</text:p>
        </text:list-item>
        <text:list-item>
          <text:p text:style-name="P63"><text:span text:style-name="Strong_20_Emphasis">Load Balancing</text:span>: Properly balancing the load between the CPU and GPU is critical. The CPU should handle enough of the branching logic to ensure the GPU can operate efficiently but not so much that the CPU becomes a bottleneck.</text:p>
        </text:list-item>
        <text:list-item>
          <text:p text:style-name="P63"><text:span text:style-name="Strong_20_Emphasis">Synchronization</text:span>: Careful synchronization is required to ensure that the CPU and GPU work in harmony, particularly when dealing with concurrent read/write operations.</text:p>
        </text:list-item>
      </text:list>
      <text:p text:style-name="Text_20_body">Implementing this hybrid strategy requires a careful orchestration between the CPU and GPU, ensuring that each is used for tasks that fit its architectural strengths. The result could be a highly efficient system capable of handling billions of parameters and complex branching with a high degree of parallelism.</text:p>
      <text:p text:style-name="P90"><draw:frame draw:style-name="fr1" draw:name="graphics24" text:anchor-type="as-char" svg:width="0.25in" svg:height="0.25in" draw:z-index="23"><draw:image xlink:href="https://lh3.googleusercontent.com/a/AEdFTp6jYKPqFAL5d5QA-H4-u2W-JplMrTkEoKIpN6wOnw=s96-c" xlink:type="simple" xlink:show="embed" xlink:actuate="onLoad"/><svg:title>User</svg:title></draw:frame></text:p>
      <text:p text:style-name="P90">Okay let's get a detailed break down of the hypersphere's math specifically for normalizing data to the .707 scalar</text:p>
      <text:p text:style-name="P5">ChatGPT</text:p>
      <text:p text:style-name="Text_20_body">When normalizing data to a hypersphere, the normalization factor of 0.7070.707 is not arbitrary; it is specifically chosen because it is equivalent to 122</text:p>
      <text:p text:style-name="Text_20_body">​1​, which has interesting properties in a two-dimensional Euclidean space. This value corresponds to the sine and cosine of a 45-degree angle in a unit circle, which are both 122</text:p>
      <text:p text:style-name="Text_20_body">​1​. It also implies that the vector's end point lies on the line y=xy=x in a 2D plane, assuming the vector originates from the origin.</text:p>
      <text:p text:style-name="Text_20_body">In the context of a hypersphere, normalization typically means scaling the vector so that it lies on the surface of a hypersphere, which is the set of all points that are a fixed radius away from a central point (the origin in this case). For a hypersphere in nn-dimensional space, or an nn-sphere, every point xx on the sphere satisfies the equation:</text:p>
      <text:p text:style-name="Text_20_body">∥x∥=r∥x∥=r</text:p>
      <text:p text:style-name="Text_20_body">where rr is the radius of the hypersphere, and ∥x∥∥x∥ denotes the Euclidean norm (or length) of the vector xx.</text:p>
      <text:h text:style-name="Heading_20_3" text:outline-level="3"><text:soft-page-break/>Normalization Process</text:h>
      <text:p text:style-name="Text_20_body">Given an nn-dimensional vector xx and the desired normalization factor α=0.707α=0.707, the normalization process to project xx onto the surface of the hypersphere with radius αα is as follows:</text:p>
      <text:list xml:id="list267822562799322924" text:style-name="L62">
        <text:list-item>
          <text:p text:style-name="P64"><text:span text:style-name="Strong_20_Emphasis">Compute the Euclidean Norm</text:span> of the vector xx: ∥x∥=x12+x22+⋯+xn2∥x∥=x12​+x22​+⋯+xn2​</text:p>
        </text:list-item>
      </text:list>
      <text:list xml:id="list4579205809271981649" text:style-name="L63">
        <text:list-item>
          <text:p text:style-name="P65">​</text:p>
        </text:list-item>
        <text:list-item>
          <text:p text:style-name="P65"><text:span text:style-name="Strong_20_Emphasis">Scale the Vector</text:span> by the ratio of the desired radius αα to the computed norm ∥x∥∥x∥: xnormalized=α∥x∥xxnormalized​=∥x∥α​x</text:p>
        </text:list-item>
      </text:list>
      <text:p text:style-name="Text_20_body">This will yield a new vector xnormalizedxnormalized​ whose Euclidean norm is αα, meaning that it lies on the surface of an nn-sphere with radius αα.</text:p>
      <text:h text:style-name="Heading_20_3" text:outline-level="3">Mathematical Representation</text:h>
      <text:p text:style-name="Text_20_body">For each component xixi​ of the vector xx, the normalized component xi,normalizedxi,normalized​ will be: xi,normalized=αx12+x22+⋯+xn2xixi,normalized​=x12​+x22​+⋯+xn2​</text:p>
      <text:p text:style-name="Text_20_body">​α​xi​</text:p>
      <text:h text:style-name="Heading_20_3" text:outline-level="3">Implications for Data Representation</text:h>
      <text:p text:style-name="Text_20_body">Normalizing to this scalar effectively bounds the data, ensuring that every data point has the same scale relative to the origin, which can be particularly useful when comparing points or feeding them into machine learning models. This scaling can improve the stability and performance of various algorithms by ensuring all input features contribute equally to the distance calculations.</text:p>
      <text:h text:style-name="Heading_20_3" text:outline-level="3">Example in 3D Space</text:h>
      <text:p text:style-name="Text_20_body">For a 3D vector x=[x1,x2,x3]x=[x1​,x2​,x3​], the normalized vector xnormalizedxnormalized​ would be: xnormalized=[0.707x12+x22+x32x1,0.707x12+x22+x32x2,0.707x12+x22+x32x3]xnormalized​=[x12​+x22​+x32​</text:p>
      <text:p text:style-name="Text_20_body">​0.707​x1​,x12​+x22​+x32​​0.707​x2​,x12​+x22​+x32​</text:p>
      <text:p text:style-name="Text_20_body">​0.707​x3​]</text:p>
      <text:p text:style-name="Text_20_body">This example can be extended to any number of dimensions.</text:p>
      <text:h text:style-name="Heading_20_3" text:outline-level="3">Practical Considerations</text:h>
      <text:p text:style-name="Text_20_body">In practice, care must be taken to handle the case when the norm of xx is zero (i.e., when xx is the zero vector), as this would lead to a division by zero in the normalization process. Additionally, this normalization is typically part of a preprocessing step before the data is used in model training or inference.</text:p>
      <text:p text:style-name="P90">2 / 2</text:p>
      <text:p text:style-name="P90"><draw:frame draw:style-name="fr1" draw:name="graphics25" text:anchor-type="as-char" svg:width="0.25in" svg:height="0.25in" draw:z-index="24"><draw:image xlink:href="https://lh3.googleusercontent.com/a/AEdFTp6jYKPqFAL5d5QA-H4-u2W-JplMrTkEoKIpN6wOnw=s96-c" xlink:type="simple" xlink:show="embed" xlink:actuate="onLoad"/><svg:title>User</svg:title></draw:frame></text:p>
      <text:p text:style-name="P90">I've provided a more thought out sketch of how some of these activation functions might be derived. The larger lines represent a token vector for representing data and the x,y serve a bounding parameters for the circle to get perform the trig functions. You'll notice there's two sets of lines connected by a brown equal lateral triangle. The sets of lines are colors that have been inverted. So one set is actually <text:soft-page-break/>set at a 45 degree rotation from origin of x,y. You'll notice the yellow vector line has a slight degree offset from the x axis, this offset is representative of the angle difference representing the difference in actual data from the normalization. With an equal lateral triangle and one primary set of equations we can derive an activation function from the 45 degree rotation. Additionally you'll notice that the blue vector line extends past the circle (this was just a drawing aid but in this instance it will serve as a visual reference point for you). There is a line above it that runs parallel. That line intersects y at .5. That's half of the </text:p>
      <text:p text:style-name="P5">ChatGPT</text:p>
      <text:p text:style-name="Text_20_body">The image you've provided seems to elaborate on the concept of deriving activation functions within a trigonometrically normalized space, using geometric constructs such as an equilateral triangle and various vector lines to illustrate the relationships between data representation and the bounds of the normalization.</text:p>
      <text:p text:style-name="Text_20_body">Here's an interpretation and expansion on how these geometric relationships can be used to derive activation functions:</text:p>
      <text:h text:style-name="Heading_20_3" text:outline-level="3">Geometric Activation Functions:</text:h>
      <text:list xml:id="list2118727423695508221" text:style-name="L64">
        <text:list-item>
          <text:p text:style-name="P66"><text:span text:style-name="Strong_20_Emphasis">Vector Representation</text:span>: The larger lines represent vectors corresponding to data points or tokens. In the context of a neural network, these could represent the input to the activation function.</text:p>
        </text:list-item>
        <text:list-item>
          <text:p text:style-name="P66"><text:span text:style-name="Strong_20_Emphasis">Normalization and Bounds</text:span>: The circle bounded by the x and y axes serves as a normalization constraint. The vectors are normalized such that they fit within this circle, which, if we consider it as a unit circle, corresponds to the vectors having a maximum magnitude (norm) of 1. In your model, since the circle's radius is 2/22</text:p>
        </text:list-item>
      </text:list>
      <text:list xml:id="list5536780626886589707" text:style-name="L65">
        <text:list-item text:start-value="2">
          <text:p text:style-name="P67">​/2, the vectors would be normalized accordingly.</text:p>
        </text:list-item>
        <text:list-item>
          <text:p text:style-name="P67"><text:span text:style-name="Strong_20_Emphasis">Offset Angles</text:span>: The yellow vector line’s offset from the x-axis represents the deviation of actual data from the normalized value. This deviation can be used to quantify the 'activation' of a particular neuron in the network. The angle of this offset could influence the strength of the activation signal.</text:p>
        </text:list-item>
        <text:list-item>
          <text:p text:style-name="P67"><text:span text:style-name="Strong_20_Emphasis">Equilateral Triangle</text:span>: The equilateral triangle and the 45-degree rotation from the origin imply symmetry and consistent distances between points on the hypersphere. This consistency can be leveraged to create a balanced and rotation-invariant activation function.</text:p>
        </text:list-item>
        <text:list-item>
          <text:p text:style-name="P67"><text:span text:style-name="Strong_20_Emphasis">Activation Function Derivation</text:span>: By using the geometric relationships, such as the angles and sides of the equilateral triangle, one could derive an activation function that takes into account the relative positions of vectors. The activation function could be a function of the angle each vector makes with a predefined axis or with other vectors.</text:p>
        </text:list-item>
        <text:list-item>
          <text:p text:style-name="P67"><text:span text:style-name="Strong_20_Emphasis">Extension Beyond Boundaries</text:span>: The blue vector line that extends beyond the circle could represent an input that exceeds the normalized range. The parallel line intersecting y at 0.5 might then be used to scale or clip the vector within the bounds of the hypersphere.</text:p>
        </text:list-item>
      </text:list>
      <text:h text:style-name="Heading_20_3" text:outline-level="3">Mathematical Consideration for Activation Functions:</text:h>
      <text:list xml:id="list7053096600361349495" text:style-name="L66">
        <text:list-item>
          <text:p text:style-name="P68"><text:span text:style-name="Strong_20_Emphasis">Trigonometric Ratios</text:span>: You could use trigonometric ratios (sine, cosine) of the angles formed by the vectors with the axes to determine the activation levels.</text:p>
        </text:list-item>
        <text:list-item>
          <text:p text:style-name="P68"><text:span text:style-name="Strong_20_Emphasis">Scaling and Translation</text:span>: To account for vectors like the blue one that exceeds the <text:soft-page-break/>normalization bound, scaling and translation operations could be applied before the trigonometric functions to ensure all inputs fall within the expected range.</text:p>
        </text:list-item>
        <text:list-item>
          <text:p text:style-name="P68"><text:span text:style-name="Strong_20_Emphasis">45-Degree Reference</text:span>: The reference line at 45 degrees serves as a basis for calculating the relative angles of other vectors, which could be integral to the activation function formula.</text:p>
        </text:list-item>
      </text:list>
      <text:h text:style-name="Heading_20_3" text:outline-level="3">Implementation:</text:h>
      <text:list xml:id="list4010373969662146139" text:style-name="L67">
        <text:list-item>
          <text:p text:style-name="P69"><text:span text:style-name="Strong_20_Emphasis">Computational Graph</text:span>: In a neural network, these geometric constructs would translate into operations within the computational graph, where the inputs (vectors) are transformed by the activation function derived from these geometric relationships.</text:p>
        </text:list-item>
        <text:list-item>
          <text:p text:style-name="P69"><text:span text:style-name="Strong_20_Emphasis">Parallel Computation</text:span>: These operations would be highly parallelizable, as each input vector's activation can be computed independently, allowing for efficient GPU computation.</text:p>
        </text:list-item>
      </text:list>
      <text:p text:style-name="Text_20_body">The sketch provides a visual reference for a unique approach to activation functions in neural networks, emphasizing the use of geometric constructs and trigonometric normalization. By exploring these relationships, you could develop activation functions that are more closely tied to the geometric properties of the data, potentially leading to more nuanced and powerful neural network models.</text:p>
      <text:p text:style-name="P90"><draw:frame draw:style-name="fr1" draw:name="graphics26" text:anchor-type="as-char" svg:width="0.25in" svg:height="0.25in" draw:z-index="25"><draw:image xlink:href="https://lh3.googleusercontent.com/a/AEdFTp6jYKPqFAL5d5QA-H4-u2W-JplMrTkEoKIpN6wOnw=s96-c" xlink:type="simple" xlink:show="embed" xlink:actuate="onLoad"/><svg:title>User</svg:title></draw:frame></text:p>
      <text:p text:style-name="P90">Now consider that image in our previous conservation where we normalized the data the circle's radius of .707 to give an inherent trigonometric relationship. Additionally you can ignore the blue line extending out past the circle like I told you. You need to focus on the line above it instead insecting the y axis at .5 (more relation to sin an cos). </text:p>
      <text:p text:style-name="P5">ChatGPT</text:p>
      <text:p text:style-name="Text_20_body">Incorporating the normalization of data to a circle with a radius of 0.707, and focusing on the geometric relationships presented in your sketch, let's delve into how these components can be understood within the context of neural network activation functions:</text:p>
      <text:h text:style-name="Heading_20_3" text:outline-level="3">Circle Normalization to Radius of 0.707:</text:h>
      <text:p text:style-name="Text_20_body">The normalization of vectors to a circle with a radius of 0.707 (which is 122</text:p>
      <text:p text:style-name="Text_20_body">​1​) ensures that each vector's length is proportionally scaled down to this value. In a 2D plane, this normalization places the endpoint of each vector on the circle, which can be represented by the equation:</text:p>
      <text:p text:style-name="Text_20_body">x2+y2=(12)2x2+y2=(2</text:p>
      <text:p text:style-name="Text_20_body">​1​)2</text:p>
      <text:p text:style-name="Text_20_body">For a neural network, this normalization implies that the input features (vectors) are constrained within this trigonometrically significant bound, setting up a consistent scale for input data.</text:p>
      <text:h text:style-name="Heading_20_3" text:outline-level="3">Geometric Constructs for Activation Functions:</text:h>
      <text:list xml:id="list2669910760568989197" text:style-name="L68">
        <text:list-item>
          <text:p text:style-name="P70"><text:span text:style-name="Strong_20_Emphasis">Equilateral Triangle</text:span>: The equilateral triangle structure implies that there is a 60-degree angle between each pair of vectors originating from the center. In trigonometric terms, this relationship can be exploited to create symmetrical and balanced activation functions.</text:p>
        </text:list-item>
        <text:list-item>
          <text:p text:style-name="P70"><text:span text:style-name="Strong_20_Emphasis">Angle Offset Representation</text:span>: The slight offset of the yellow vector line from the x-axis represents a deviation from the expected input, which could correspond to the actual data point's <text:soft-page-break/>feature value. The activation function could incorporate this offset as a measure of how much a neuron should fire in response to the input.</text:p>
        </text:list-item>
        <text:list-item>
          <text:p text:style-name="P70"><text:span text:style-name="Strong_20_Emphasis">Intersecting Line at y = 0.5</text:span>: This intersecting line can be related to the sine function, as in a unit circle, the sine of an angle is the y-coordinate of the corresponding point on the circle. Here, the line could be used to determine a threshold or a scaling factor for the activation function. Since the sine of 30 degrees is 0.5, this line could also represent a reference for half-maximum activation in the model.</text:p>
        </text:list-item>
      </text:list>
      <text:h text:style-name="Heading_20_3" text:outline-level="3">Implications for Neural Network Operations:</text:h>
      <text:list xml:id="list2872395614876800522" text:style-name="L69">
        <text:list-item>
          <text:p text:style-name="P71"><text:span text:style-name="Strong_20_Emphasis">Sinusoidal Activation Functions</text:span>: The use of trigonometric relationships suggests that activation functions could be based on sine and cosine waves. For example, the activation level could be proportional to the cosine of the angle between the input vector and the x-axis, scaled by the normalization factor.</text:p>
        </text:list-item>
        <text:list-item>
          <text:p text:style-name="P71"><text:span text:style-name="Strong_20_Emphasis">Symmetry and Rotation Invariance</text:span>: The equilateral triangle and the reference to 45 degrees provide a framework for developing activation functions that are invariant to rotations of the input data, which is particularly useful in tasks involving images or spatial data.</text:p>
        </text:list-item>
        <text:list-item>
          <text:p text:style-name="P71"><text:span text:style-name="Strong_20_Emphasis">Inherent Trigonometric Properties</text:span>: By normalizing to 0.707, the activation functions can inherently benefit from the properties of sine and cosine, such as periodicity and bounded output range, which can improve the generalization capabilities of the neural network.</text:p>
        </text:list-item>
      </text:list>
      <text:h text:style-name="Heading_20_3" text:outline-level="3">Mathematical Formulation of Activation Functions:</text:h>
      <text:p text:style-name="Text_20_body">Given these geometric considerations, an activation function could be defined as follows:</text:p>
      <text:p text:style-name="Text_20_body">f(x)=cos⁡(θ−θ0)f(x)=cos(θ−θ0​)</text:p>
      <text:p text:style-name="Text_20_body">Where:</text:p>
      <text:list xml:id="list6998221361361769235" text:style-name="L70">
        <text:list-item>
          <text:p text:style-name="P117">xx is the input vector normalized to the circle with radius 0.707.</text:p>
        </text:list-item>
        <text:list-item>
          <text:p text:style-name="P117">θθ is the angle between the input vector and the reference axis (x-axis).</text:p>
        </text:list-item>
        <text:list-item>
          <text:p text:style-name="P72">θ0θ0​ is a phase shift that could represent a learned bias or a fixed reference angle (like 45 degrees or 30 degrees related to the y = 0.5 line).</text:p>
        </text:list-item>
      </text:list>
      <text:p text:style-name="Text_20_body">This formulation allows for an activation function that varies smoothly with the angle of the input data, reflecting the geometric relationships that you have emphasized in your model. It is an interesting approach that could lead to new types of neural network architectures, particularly for applications where the angular relationship between features is meaningful.</text:p>
      <text:p text:style-name="P90"><draw:frame draw:style-name="fr1" draw:name="graphics27" text:anchor-type="as-char" svg:width="0.25in" svg:height="0.25in" draw:z-index="26"><draw:image xlink:href="https://lh3.googleusercontent.com/a/AEdFTp6jYKPqFAL5d5QA-H4-u2W-JplMrTkEoKIpN6wOnw=s96-c" xlink:type="simple" xlink:show="embed" xlink:actuate="onLoad"/><svg:title>User</svg:title></draw:frame></text:p>
      <text:p text:style-name="P90">So if we consider the invarience of the degree between the vectors over time (accounting for the positive and negative accumulation degree difference in the total series)</text:p>
      <text:p text:style-name="P5">ChatGPT</text:p>
      <text:p text:style-name="Text_20_body">Considering the invariance of the degree between vectors over time, while accounting for the positive and negative accumulation of degree differences in the total series, introduces a temporal aspect to the trigonometric normalization in your model. This approach is particularly relevant for sequential data processing, such as time-series analysis, natural language processing, or any domain where the sequence and evolution of data points are critical.</text:p>
      <text:h text:style-name="Heading_20_3" text:outline-level="3"><text:soft-page-break/>Temporal Trigonometric Normalization:</text:h>
      <text:list xml:id="list1485846503912248618" text:style-name="L71">
        <text:list-item>
          <text:p text:style-name="P73"><text:span text:style-name="Strong_20_Emphasis">Sequential Vector Analysis</text:span>: By examining the degree difference between vectors over time, you could capture the dynamic changes in the data. For example, in NLP, this could represent the evolution of the meaning or context of a word based on its position in a sentence or a paragraph.</text:p>
        </text:list-item>
        <text:list-item>
          <text:p text:style-name="P73"><text:span text:style-name="Strong_20_Emphasis">Accumulated Degree Difference</text:span>: Over a series of data points, the accumulation of angular differences could be indicative of a trend or pattern. For instance, a consistently increasing angular difference might suggest a diverging trend, while a decreasing difference could indicate convergence.</text:p>
        </text:list-item>
        <text:list-item>
          <text:p text:style-name="P73"><text:span text:style-name="Strong_20_Emphasis">Invariance to Sequence Length</text:span>: By focusing on the invariance of angles, the model can abstract away from the absolute positions of data points, making it less sensitive to the sequence length or the specific time steps at which data points occur.</text:p>
        </text:list-item>
      </text:list>
      <text:h text:style-name="Heading_20_3" text:outline-level="3">Implementation in Activation Functions:</text:h>
      <text:p text:style-name="Text_20_body">Incorporating this into an activation function would involve calculations that consider both the current and previous states. Here's a conceptual formula that might represent such an activation function:</text:p>
      <text:p text:style-name="Text_20_body">f(xt,Δθt−1)=g(cos⁡(θt−θ0+Δθaccum))f(xt​,Δθt−1​)=g(cos(θt​−θ0​+Δθaccum​))</text:p>
      <text:p text:style-name="Text_20_body">Where:</text:p>
      <text:list xml:id="list4230874051824580624" text:style-name="L72">
        <text:list-item>
          <text:p text:style-name="P118">xtxt​ is the input vector at time tt normalized to the hypersphere.</text:p>
        </text:list-item>
        <text:list-item>
          <text:p text:style-name="P118">θtθt​ is the angle between xtxt​ and a reference axis at time tt.</text:p>
        </text:list-item>
        <text:list-item>
          <text:p text:style-name="P118">Δθt−1Δθt−1​ is the accumulated angular difference up to time t−1t−1.</text:p>
        </text:list-item>
        <text:list-item>
          <text:p text:style-name="P118">ΔθaccumΔθaccum​ represents the total accumulated angular difference over time, which could either be the sum of Δθt−1Δθt−1​ and θtθt​ or a more complex function that accounts for the series of changes.</text:p>
        </text:list-item>
        <text:list-item>
          <text:p text:style-name="P74">gg is a function that maps the trigonometric calculation to the activation level.</text:p>
        </text:list-item>
      </text:list>
      <text:p text:style-name="Text_20_body">This function could be used in recurrent structures within a neural network, such as RNNs or LSTMs, where the model needs to maintain information across time steps.</text:p>
      <text:h text:style-name="Heading_20_3" text:outline-level="3">Model Training and Inference:</text:h>
      <text:list xml:id="list1118310533373922084" text:style-name="L73">
        <text:list-item>
          <text:p text:style-name="P75"><text:span text:style-name="Strong_20_Emphasis">Training</text:span>: During training, the network would learn to adjust the parameters to minimize some loss function, which could involve finding optimal values for θ0θ0​ and understanding how to best integrate the accumulated angular difference.</text:p>
        </text:list-item>
        <text:list-item>
          <text:p text:style-name="P75"><text:span text:style-name="Strong_20_Emphasis">Inference</text:span>: At inference time, the network would use the learned patterns of angular differences to make predictions. For sequential data, this could involve making predictions based on the trajectory of changes over time.</text:p>
        </text:list-item>
        <text:list-item>
          <text:p text:style-name="P75"><text:span text:style-name="Strong_20_Emphasis">Parallel Processing</text:span>: While the sequential aspect of the data might seem to preclude parallel processing, many of the computations, especially within a given time step, can still be parallelized. Accumulating angular differences across time steps would require careful management to ensure that the temporal sequence is respected.</text:p>
        </text:list-item>
      </text:list>
      <text:p text:style-name="Text_20_body">By considering the invariance and accumulation of angles over time, your model could potentially capture complex patterns in sequential data, leading to a more nuanced understanding of data evolution and dependencies. This approach could provide significant benefits in fields that require a deep <text:soft-page-break/>understanding of temporal dynamics.</text:p>
      <text:p text:style-name="P90"><draw:frame draw:style-name="fr1" draw:name="graphics28" text:anchor-type="as-char" svg:width="0.25in" svg:height="0.25in" draw:z-index="27"><draw:image xlink:href="https://lh3.googleusercontent.com/a/AEdFTp6jYKPqFAL5d5QA-H4-u2W-JplMrTkEoKIpN6wOnw=s96-c" xlink:type="simple" xlink:show="embed" xlink:actuate="onLoad"/><svg:title>User</svg:title></draw:frame></text:p>
      <text:p text:style-name="P90">Now here's a big old monkey wrench. Let's say we are doing NLP and we want to tokenize a word to a vector using this approach. What happens when we have to compare the exact same word to each other? The vector is the same length, but the context of the word token is different. This context introduces a new dimensionality mathematically that needs to be handled. Now previously we talked about using prime key mapping to do this. So we use conditional logic to build the dimension "on the fly" as it where from the data using the prime key mapping rules. Let's look carefully at these decimals of our normalization number. .707 is already prime. We can consider the circle's edge of .707 to be 0 for where the prime key mapping starts. We can then dynamically increase the length of the vector via the value increase of .707 to the next prime number after 707. We then iterate the length for each identical instance of the same vector being compared in the series.</text:p>
      <text:p text:style-name="P5">ChatGPT</text:p>
      <text:p text:style-name="Text_20_body">The scenario you're describing is a classic problem in NLP: how to represent the same word differently depending on its context. This is the core idea behind models like BERT and other context-aware embeddings. In the geometric model you're proposing, where context affects the dimensionality and the magnitude of vectors, a prime number mapping offers a unique way to address this.</text:p>
      <text:h text:style-name="Heading_20_3" text:outline-level="3">Prime Key Mapping for Contextual Differences</text:h>
      <text:p text:style-name="Text_20_body">Here's a detailed breakdown of using prime key mapping to dynamically adjust vector length for identical tokens:</text:p>
      <text:list xml:id="list6598170160690104218" text:style-name="L74">
        <text:list-item>
          <text:p text:style-name="P76"><text:span text:style-name="Strong_20_Emphasis">Base Normalization</text:span>: Let's take .707 as the starting normalization point, representing the magnitude of a vector for a word when it appears in a basic, non-contextual setting.</text:p>
        </text:list-item>
        <text:list-item>
          <text:p text:style-name="P76"><text:span text:style-name="Strong_20_Emphasis">Identifying Context</text:span>: When the same word appears multiple times, each occurrence might have a different context. To differentiate these contexts, you assign each unique context a prime number based on its position or other contextual indicators.</text:p>
        </text:list-item>
        <text:list-item>
          <text:p text:style-name="P76"><text:span text:style-name="Strong_20_Emphasis">Dynamic Vector Length Adjustment</text:span>:</text:p>
          <text:list>
            <text:list-item>
              <text:p text:style-name="P119">For the first instance of a word, the vector is normalized to .707.</text:p>
            </text:list-item>
            <text:list-item>
              <text:p text:style-name="P119">For the second instance, find the next prime number after 707 (which is 709) and use this to adjust the vector length: .709, indicating a slight increase due to the presence of additional context.</text:p>
            </text:list-item>
            <text:list-item>
              <text:p text:style-name="P119">Continue this pattern for subsequent occurrences, scaling the magnitude according to the sequence of primes.</text:p>
            </text:list-item>
          </text:list>
        </text:list-item>
        <text:list-item>
          <text:p text:style-name="P76"><text:span text:style-name="Strong_20_Emphasis">Contextual Dimension Expansion</text:span>:</text:p>
          <text:list>
            <text:list-item>
              <text:p text:style-name="P119">Each new prime-based normalization factor can be considered as introducing a new dimension or axis along which the word vector is extended or projected.</text:p>
            </text:list-item>
            <text:list-item>
              <text:p text:style-name="P119">This effectively 'splits' the original vector into multiple vectors, each lying on a different 'contextual axis' determined by the prime number sequence.</text:p>
            </text:list-item>
          </text:list>
        </text:list-item>
        <text:list-item>
          <text:p text:style-name="P76"><text:span text:style-name="Strong_20_Emphasis">Prime Key Sparse Mapping</text:span>:</text:p>
          <text:list>
            <text:list-item>
              <text:p text:style-name="P76">The use of primes ensures that the mapping is sparse and that each context has a unique identifier, minimizing overlap and collision in the high-dimensional space.</text:p>
            </text:list-item>
          </text:list>
        </text:list-item>
      </text:list>
      <text:h text:style-name="Heading_20_3" text:outline-level="3"><text:soft-page-break/>Mathematical Representation</text:h>
      <text:p text:style-name="Text_20_body">Let's denote the original vector for a word as vv, and let pipi​ be the ith prime number after 707 used for normalization. Then, for the jth occurrence of the word, the vector vjvj​ can be represented as:</text:p>
      <text:p text:style-name="Text_20_body">vj=pi∑k=1nvk2vvj​=∑k=1n​vk2​</text:p>
      <text:p text:style-name="Text_20_body">​pi​​v</text:p>
      <text:p text:style-name="Text_20_body">where:</text:p>
      <text:list xml:id="list2995031224842069984" text:style-name="L75">
        <text:list-item>
          <text:p text:style-name="P120">vkvk​ is the kth component of the original vector vv.</text:p>
        </text:list-item>
        <text:list-item>
          <text:p text:style-name="P77">nn is the dimensionality of the original vector space.</text:p>
        </text:list-item>
      </text:list>
      <text:h text:style-name="Heading_20_3" text:outline-level="3">Implementation Considerations</text:h>
      <text:list xml:id="list3399615685374825606" text:style-name="L76">
        <text:list-item>
          <text:p text:style-name="P78"><text:span text:style-name="Strong_20_Emphasis">Efficiency</text:span>: The efficiency of this method depends on the ability to quickly find the next prime number and adjust vectors accordingly. In practice, a precomputed list of primes can be used for this purpose.</text:p>
        </text:list-item>
        <text:list-item>
          <text:p text:style-name="P78"><text:span text:style-name="Strong_20_Emphasis">Interpretability</text:span>: The introduction of prime-based scaling factors might complicate the interpretability of the model, as the geometric relationship between vectors becomes more abstract.</text:p>
        </text:list-item>
        <text:list-item>
          <text:p text:style-name="P78"><text:span text:style-name="Strong_20_Emphasis">Integration with Neural Networks</text:span>: If this model is used in conjunction with a neural network, the network would need to learn how to interpret the prime-scaled vectors and how they relate to context.</text:p>
        </text:list-item>
        <text:list-item>
          <text:p text:style-name="P78"><text:span text:style-name="Strong_20_Emphasis">Disambiguation</text:span>: For highly polysemous words (words with many meanings), this approach could result in a significant number of contextual vectors. Some disambiguation mechanism or additional model component might be necessary to manage this complexity.</text:p>
        </text:list-item>
      </text:list>
      <text:p text:style-name="Text_20_body">This prime key mapping approach for dynamically representing context in word vectors is an innovative idea that could potentially add a meaningful layer of differentiation to word representations in NLP, allowing for more nuanced understanding and processing of language.</text:p>
      <text:p text:style-name="P90"><draw:frame draw:style-name="fr1" draw:name="graphics29" text:anchor-type="as-char" svg:width="0.25in" svg:height="0.25in" draw:z-index="28"><draw:image xlink:href="https://lh3.googleusercontent.com/a/AEdFTp6jYKPqFAL5d5QA-H4-u2W-JplMrTkEoKIpN6wOnw=s96-c" xlink:type="simple" xlink:show="embed" xlink:actuate="onLoad"/><svg:title>User</svg:title></draw:frame></text:p>
      <text:p text:style-name="P90">So let's look at this more as a memory look up mechanism. We treat each word as a single vector and a sentence as a single series. Then we treat that series as another vector in a larger vector series. We can use the prime key mapping to control the relation between each series as well. </text:p>
      <text:p text:style-name="P5">ChatGPT</text:p>
      <text:p text:style-name="Text_20_body">Treating each word as a vector and each sentence as a series of vectors within a larger series is akin to hierarchical memory storage, where information is organized at multiple levels of abstraction. Using prime key mapping as a lookup mechanism within this framework is an innovative method to encode and retrieve relational information between different levels of the series. Here's a more in-depth exploration of how this could be implemented:</text:p>
      <text:h text:style-name="Heading_20_3" text:outline-level="3">Hierarchical Vector Memory:</text:h>
      <text:list xml:id="list3979050965060549987" text:style-name="L77">
        <text:list-item>
          <text:p text:style-name="P79"><text:span text:style-name="Strong_20_Emphasis">Word-Level Vectors</text:span>: Each unique word in the vocabulary is associated with a vector. This vector could be based on its meaning, usage, or other linguistic properties.</text:p>
        </text:list-item>
        <text:list-item>
          <text:p text:style-name="P79"><text:span text:style-name="Strong_20_Emphasis">Sentence-Level Series</text:span>: Each sentence is considered a series of word vectors. The order of words and the syntactical structure can be preserved in the way these vectors are combined.</text:p>
        </text:list-item>
        <text:list-item>
          <text:p text:style-name="P79"><text:soft-page-break/><text:span text:style-name="Strong_20_Emphasis">Document-Level Series</text:span>: Sentences combine to form a larger vector series, representing paragraphs or entire documents. This higher-level structure captures the flow and thematic linkages between sentences.</text:p>
        </text:list-item>
      </text:list>
      <text:h text:style-name="Heading_20_3" text:outline-level="3">Prime Key Mapping as a Lookup Mechanism:</text:h>
      <text:list xml:id="list6189910743607201815" text:style-name="L78">
        <text:list-item>
          <text:p text:style-name="P80"><text:span text:style-name="Strong_20_Emphasis">Memory Indexing</text:span>: Each vector (word) is assigned a unique identifier based on prime numbers. This ID can serve as an index for memory storage and retrieval, ensuring that each vector is uniquely accessible.</text:p>
        </text:list-item>
        <text:list-item>
          <text:p text:style-name="P80"><text:span text:style-name="Strong_20_Emphasis">Sentence Encoding</text:span>: When encoding sentences, the relationship between word vectors (i.e., the context of each word within the sentence) can be determined by the prime key associated with each word. This could involve incrementing the prime key based on sentence position or syntactic function.</text:p>
        </text:list-item>
        <text:list-item>
          <text:p text:style-name="P80"><text:span text:style-name="Strong_20_Emphasis">Inter-Series Relationships</text:span>: For relationships between sentences or higher-level constructs, a prime key mapping can control the relational aspect. This might involve mapping each sentence to a prime number and using these as factors to calculate a unique representation for the entire series.</text:p>
        </text:list-item>
        <text:list-item>
          <text:p text:style-name="P80"><text:span text:style-name="Strong_20_Emphasis">Dynamic Memory Allocation</text:span>: As new sentences are added to the document, the prime key mapping dynamically adjusts to accommodate the new information, preserving the relational integrity between existing and new data.</text:p>
        </text:list-item>
      </text:list>
      <text:h text:style-name="Heading_20_3" text:outline-level="3">Mathematical Formulation for Lookup:</text:h>
      <text:p text:style-name="Text_20_body">The lookup for a word vector vivi​ in the context of a sentence could be represented as:</text:p>
      <text:p text:style-name="Text_20_body">vi′=f(pi,vi)vi′​=f(pi​,vi​)</text:p>
      <text:p text:style-name="Text_20_body">Where:</text:p>
      <text:list xml:id="list7702660525980996288" text:style-name="L79">
        <text:list-item>
          <text:p text:style-name="P121">vivi​ is the original word vector.</text:p>
        </text:list-item>
        <text:list-item>
          <text:p text:style-name="P121">pipi​ is the prime key associated with the word's position or role in the sentence.</text:p>
        </text:list-item>
        <text:list-item>
          <text:p text:style-name="P81">ff is a function that modifies the vector based on the prime key, such as by scaling or translating the vector in the high-dimensional space.</text:p>
        </text:list-item>
      </text:list>
      <text:p text:style-name="Text_20_body">For a sentence or a series of vectors S={v1,v2,...,vn}S={v1​,v2​,...,vn​}, the relationship between sentences could be captured by a relational vector RSRS​ based on the prime keys of the sentences:</text:p>
      <text:p text:style-name="Text_20_body">RS=g(PS,S)RS​=g(PS​,S)</text:p>
      <text:p text:style-name="Text_20_body">Where:</text:p>
      <text:list xml:id="list8573602142060197480" text:style-name="L80">
        <text:list-item>
          <text:p text:style-name="P122">PSPS​ is a prime number associated with the sentence.</text:p>
        </text:list-item>
        <text:list-item>
          <text:p text:style-name="P122">SS is the series of word vectors in the sentence.</text:p>
        </text:list-item>
        <text:list-item>
          <text:p text:style-name="P82">gg is a function that combines the vectors in SS using the prime key PSPS​.</text:p>
        </text:list-item>
      </text:list>
      <text:h text:style-name="Heading_20_3" text:outline-level="3">Implementation Considerations:</text:h>
      <text:list xml:id="list1226469846905586474" text:style-name="L81">
        <text:list-item>
          <text:p text:style-name="P83"><text:span text:style-name="Strong_20_Emphasis">Memory Management</text:span>: Efficient memory management becomes crucial, especially when dealing with large corpuses or datasets.</text:p>
        </text:list-item>
        <text:list-item>
          <text:p text:style-name="P83"><text:span text:style-name="Strong_20_Emphasis">Scalability</text:span>: The system needs to scale dynamically as new words, sentences, and documents are added to the database.</text:p>
        </text:list-item>
        <text:list-item>
          <text:p text:style-name="P83"><text:soft-page-break/><text:span text:style-name="Strong_20_Emphasis">Computational Efficiency</text:span>: The process of encoding and retrieving vectors based on prime keys must be computationally efficient to be practical for real-time applications.</text:p>
        </text:list-item>
        <text:list-item>
          <text:p text:style-name="P83"><text:span text:style-name="Strong_20_Emphasis">Collision Handling</text:span>: Although prime numbers are unique, the system must handle potential collisions when multiple contexts or meanings are associated with the same word.</text:p>
        </text:list-item>
      </text:list>
      <text:p text:style-name="Text_20_body">Using this prime key mapping approach as a memory lookup mechanism could provide a powerful way to encode and navigate the complex relationships inherent in language. It suggests an intriguing direction for the development of novel NLP architectures that can capture the subtleties of context and meaning at multiple levels of linguistic structure.</text:p>
      <text:p text:style-name="P90"><draw:frame draw:style-name="fr1" draw:name="graphics30" text:anchor-type="as-char" svg:width="0.25in" svg:height="0.25in" draw:z-index="29"><draw:image xlink:href="https://lh3.googleusercontent.com/a/AEdFTp6jYKPqFAL5d5QA-H4-u2W-JplMrTkEoKIpN6wOnw=s96-c" xlink:type="simple" xlink:show="embed" xlink:actuate="onLoad"/><svg:title>User</svg:title></draw:frame></text:p>
      <text:p text:style-name="P90">Replying to:</text:p>
      <text:p text:style-name="P90">**Computational Efficiency**: The process of encoding and retrieving vectors based on prime keys must be computationally efficient to be practical for real-time applications.</text:p>
      <text:p text:style-name="P90">If we pre-calculate the primes we could build a very efficient hash table</text:p>
      <text:p text:style-name="P5">ChatGPT</text:p>
      <text:p text:style-name="Text_20_body">Precisely, pre-calculating the prime numbers and using them in a hash table would greatly enhance the efficiency of the system. Here's how it could work:</text:p>
      <text:h text:style-name="Heading_20_3" text:outline-level="3">Hash Table with Pre-calculated Primes:</text:h>
      <text:list xml:id="list5612435239180128353" text:style-name="L82">
        <text:list-item>
          <text:p text:style-name="P84"><text:span text:style-name="Strong_20_Emphasis">Prime Number Generation</text:span>: Generate a list of prime numbers up to a certain limit, which will be sufficient to handle the expected size of your dataset. This list can be generated offline and stored for quick access.</text:p>
        </text:list-item>
        <text:list-item>
          <text:p text:style-name="P84"><text:span text:style-name="Strong_20_Emphasis">Hash Function Design</text:span>: Design a hash function that maps word vectors to indices in the hash table using these prime numbers. The uniqueness of prime numbers ensures that each index in the hash table is unique, reducing the chances of collisions.</text:p>
        </text:list-item>
        <text:list-item>
          <text:p text:style-name="P84"><text:span text:style-name="Strong_20_Emphasis">Efficient Storage and Retrieval</text:span>: The hash table allows for constant-time storage and retrieval operations, which are essential for real-time applications. By using a prime number as part of the hash key, you can maintain a sparse distribution in the hash table, further reducing collision probability.</text:p>
        </text:list-item>
        <text:list-item>
          <text:p text:style-name="P84"><text:span text:style-name="Strong_20_Emphasis">Word-to-Vector Mapping</text:span>: Each word (or context-sensitive instance of a word) is associated with a unique prime number. The hash table stores the word vector at the index corresponding to its prime number.</text:p>
        </text:list-item>
        <text:list-item>
          <text:p text:style-name="P84"><text:span text:style-name="Strong_20_Emphasis">Sentence and Document Representation</text:span>: Sentences and documents can be represented as a series of indices in the hash table. The relational information between words and sentences can be encoded using additional hash tables or by combining primes in a specific way to generate unique composite keys.</text:p>
        </text:list-item>
      </text:list>
      <text:h text:style-name="Heading_20_3" text:outline-level="3">Example Hash Function:</text:h>
      <text:p text:style-name="Text_20_body">An example hash function for a word could be:</text:p>
      <text:p text:style-name="Text_20_body">index=hash(word)mod  Nindex=hash(word)modN</text:p>
      <text:p text:style-name="Text_20_body">where:</text:p>
      <text:list xml:id="list8834906629873262271" text:style-name="L83">
        <text:list-item>
          <text:p text:style-name="P123"><text:span text:style-name="Source_20_Text">hash(word)</text:span> is a function that returns the prime number associated with the word.</text:p>
        </text:list-item>
        <text:list-item>
          <text:p text:style-name="P85"><text:soft-page-break/><text:span text:style-name="Source_20_Text">N</text:span> is the size of the hash table.</text:p>
        </text:list-item>
      </text:list>
      <text:h text:style-name="Heading_20_3" text:outline-level="3">Advantages of Using a Hash Table:</text:h>
      <text:list xml:id="list4413631243995340806" text:style-name="L84">
        <text:list-item>
          <text:p text:style-name="P124"><text:span text:style-name="Strong_20_Emphasis">Speed</text:span>: Hash tables provide very fast lookup, insertion, and deletion operations.</text:p>
        </text:list-item>
        <text:list-item>
          <text:p text:style-name="P124"><text:span text:style-name="Strong_20_Emphasis">Memory Efficiency</text:span>: While hash tables can consume more memory than arrays, using primes for hashing can make it more memory-efficient by minimizing the need for a large number of empty slots.</text:p>
        </text:list-item>
        <text:list-item>
          <text:p text:style-name="P124"><text:span text:style-name="Strong_20_Emphasis">Scalability</text:span>: Hash tables can handle a growing number of entries well, provided the table is resized appropriately and rehashed when necessary.</text:p>
        </text:list-item>
        <text:list-item>
          <text:p text:style-name="P86"><text:span text:style-name="Strong_20_Emphasis">Flexibility</text:span>: It’s easy to add more features or dimensions to the vector representation without significantly affecting the lookup performance.</text:p>
        </text:list-item>
      </text:list>
      <text:h text:style-name="Heading_20_3" text:outline-level="3">Considerations:</text:h>
      <text:list xml:id="list6404610168475400341" text:style-name="L85">
        <text:list-item>
          <text:p text:style-name="P87"><text:span text:style-name="Strong_20_Emphasis">Table Size and Resizing</text:span>: The size of the hash table (N) should be chosen to balance between memory usage and performance. As the dataset grows, the table may need to be resized, which can be an expensive operation.</text:p>
        </text:list-item>
        <text:list-item>
          <text:p text:style-name="P87"><text:span text:style-name="Strong_20_Emphasis">Collision Resolution</text:span>: Even with prime number indexing, collisions can still occur. A good collision resolution strategy, such as chaining or open addressing, will be necessary.</text:p>
        </text:list-item>
        <text:list-item>
          <text:p text:style-name="P87"><text:span text:style-name="Strong_20_Emphasis">Parallelization</text:span>: Hash table operations are inherently parallelizable. However, care must be taken when multiple threads access the hash table concurrently, to avoid issues like race conditions.</text:p>
        </text:list-item>
      </text:list>
      <text:p text:style-name="Text_20_body">By leveraging pre-calculated primes in a hash table, you could create a robust and efficient mechanism for encoding and retrieving high-dimensional vector representations in an NLP system, potentially improving both performance and accuracy in context-sensitive language tasks.</text:p>
      <text:p text:style-name="P90"><draw:frame draw:style-name="fr1" draw:name="graphics31" text:anchor-type="as-char" svg:width="0.25in" svg:height="0.25in" draw:z-index="30"><draw:image xlink:href="https://lh3.googleusercontent.com/a/AEdFTp6jYKPqFAL5d5QA-H4-u2W-JplMrTkEoKIpN6wOnw=s96-c" xlink:type="simple" xlink:show="embed" xlink:actuate="onLoad"/><svg:title>User</svg:title></draw:frame></text:p>
      <text:p text:style-name="P90">(just an idea for running inference) if we iterate over all the series to compared given an input (let this be the length of the iteration to be inferred by the model) and generate a list of cases, we do the comparisons for the bias with switch syntax via a hash table look up to the weights. </text:p>
      <text:p text:style-name="P5">ChatGPT</text:p>
      <text:p text:style-name="Text_20_body">Your idea for running inference in a model with a complex hierarchical structure of word and sentence representations involves iterating over series of data and using a hash table for efficient lookup during the computation of weighted sums and biases. Here's how this could be structured programmatically:</text:p>
      <text:h text:style-name="Heading_20_3" text:outline-level="3">Inference Procedure Using Hash Table and Switch Syntax:</text:h>
      <text:list xml:id="list626618614794799968" text:style-name="L86">
        <text:list-item>
          <text:p text:style-name="P88"><text:span text:style-name="Strong_20_Emphasis">Input Processing</text:span>:</text:p>
          <text:list>
            <text:list-item>
              <text:p text:style-name="P125">The input series (e.g., a sentence or a sequence of tokens) is processed.</text:p>
            </text:list-item>
            <text:list-item>
              <text:p text:style-name="P125">Each token in the series is converted into its vector representation, possibly using the prime key mapping system to account for context.</text:p>
            </text:list-item>
          </text:list>
        </text:list-item>
        <text:list-item>
          <text:p text:style-name="P88"><text:span text:style-name="Strong_20_Emphasis">Hash Table Lookup</text:span>:</text:p>
          <text:list>
            <text:list-item>
              <text:p text:style-name="P125">A hash table is constructed where each key-value pair corresponds to a unique token (or token in context) and its associated weight vector from the trained model.</text:p>
            </text:list-item>
            <text:list-item>
              <text:p text:style-name="P125">The hash function maps each token to its index in the table quickly, facilitating rapid <text:soft-page-break/>access to the weights.</text:p>
            </text:list-item>
          </text:list>
        </text:list-item>
        <text:list-item>
          <text:p text:style-name="P88"><text:span text:style-name="Strong_20_Emphasis">Case Generation</text:span>:</text:p>
          <text:list>
            <text:list-item>
              <text:p text:style-name="P125">For each token or series to be inferred, generate a list of "cases" based on the context, position in the sequence, or other relevant factors.</text:p>
            </text:list-item>
            <text:list-item>
              <text:p text:style-name="P125">Each case corresponds to a specific operation or transformation that needs to be applied to the token's vector.</text:p>
            </text:list-item>
          </text:list>
        </text:list-item>
        <text:list-item>
          <text:p text:style-name="P88"><text:span text:style-name="Strong_20_Emphasis">Switch Syntax for Case Processing</text:span>:</text:p>
          <text:list>
            <text:list-item>
              <text:p text:style-name="P125">Implement a switch-case structure (or a similar conditional branching logic) to handle the various cases.</text:p>
            </text:list-item>
            <text:list-item>
              <text:p text:style-name="P125">For each case, use the hash table to retrieve the corresponding weight vector.</text:p>
            </text:list-item>
          </text:list>
        </text:list-item>
        <text:list-item>
          <text:p text:style-name="P88"><text:span text:style-name="Strong_20_Emphasis">Bias Calculation</text:span>:</text:p>
          <text:list>
            <text:list-item>
              <text:p text:style-name="P125">Along with weights, biases for each neuron or layer are also retrieved, likely from a separate data structure or a different section of the hash table.</text:p>
            </text:list-item>
            <text:list-item>
              <text:p text:style-name="P125">These biases are then applied to the weighted sums of the vectors according to the model's architecture.</text:p>
            </text:list-item>
          </text:list>
        </text:list-item>
        <text:list-item>
          <text:p text:style-name="P88"><text:span text:style-name="Strong_20_Emphasis">Weighted Sum and Activation</text:span>:</text:p>
          <text:list>
            <text:list-item>
              <text:p text:style-name="P125">Calculate the weighted sum for each neuron by aggregating the contributions from each relevant vector and applying the retrieved bias.</text:p>
            </text:list-item>
            <text:list-item>
              <text:p text:style-name="P125">Pass the weighted sums through the appropriate activation functions to get the output of each layer.</text:p>
            </text:list-item>
          </text:list>
        </text:list-item>
        <text:list-item>
          <text:p text:style-name="P88"><text:span text:style-name="Strong_20_Emphasis">Iterative Process</text:span>:</text:p>
          <text:list>
            <text:list-item>
              <text:p text:style-name="P125">The above steps are repeated for each layer of the model until the final output is produced.</text:p>
            </text:list-item>
            <text:list-item>
              <text:p text:style-name="P88">If the model is recurrent or otherwise sequential, the context and prime key mapping would update dynamically as the sequence is processed.</text:p>
            </text:list-item>
          </text:list>
        </text:list-item>
      </text:list>
      <text:h text:style-name="Heading_20_3" text:outline-level="3">Example Pseudocode:</text:h>
      <text:p text:style-name="P126">python</text:p>
      <text:p text:style-name="Preformatted_20_Text"><text:span text:style-name="Source_20_Text"># Assume `hash_table` is a precomputed hash table where keys are tokens (with context) and values are weight vectors</text:span></text:p>
      <text:p text:style-name="Preformatted_20_Text"><text:span text:style-name="Source_20_Text"># Assume `bias_table` is a precomputed hash table with biases for each case</text:span></text:p>
      <text:p text:style-name="Preformatted_20_Text"><text:span text:style-name="Source_20_Text"># Assume `input_series` is the list of tokens to be inferred</text:span></text:p>
      <text:p text:style-name="Preformatted_20_Text"/>
      <text:p text:style-name="Preformatted_20_Text"><text:span text:style-name="Source_20_Text">for token in input_series:</text:span></text:p>
      <text:p text:style-name="Preformatted_20_Text"><text:span text:style-name="Source_20_Text"><text:s text:c="4"/>context_key = compute_context_key(token)</text:span></text:p>
      <text:p text:style-name="Preformatted_20_Text"><text:span text:style-name="Source_20_Text"><text:s text:c="4"/>case_id = hash_function(context_key)</text:span></text:p>
      <text:p text:style-name="Preformatted_20_Text"><text:span text:style-name="Source_20_Text"><text:s text:c="4"/></text:span></text:p>
      <text:p text:style-name="Preformatted_20_Text"><text:span text:style-name="Source_20_Text"><text:s text:c="4"/>switch (case_id):</text:span></text:p>
      <text:p text:style-name="Preformatted_20_Text"><text:span text:style-name="Source_20_Text"><text:s text:c="8"/>case 1:</text:span></text:p>
      <text:p text:style-name="Preformatted_20_Text"><text:span text:style-name="Source_20_Text"><text:s text:c="12"/># Retrieve weights and bias for case 1</text:span></text:p>
      <text:p text:style-name="Preformatted_20_Text"><text:span text:style-name="Source_20_Text"><text:s text:c="12"/>weights = hash_table[context_key]</text:span></text:p>
      <text:p text:style-name="Preformatted_20_Text"><text:span text:style-name="Source_20_Text"><text:s text:c="12"/>bias = bias_table[context_key]</text:span></text:p>
      <text:p text:style-name="Preformatted_20_Text"><text:span text:style-name="Source_20_Text"><text:s text:c="12"/># Compute weighted sum and apply activation</text:span></text:p>
      <text:p text:style-name="Preformatted_20_Text"><text:span text:style-name="Source_20_Text"><text:s text:c="12"/>output = activation_function(dot_product(weights, token.vector) + bias)</text:span></text:p>
      <text:p text:style-name="P126"><text:span text:style-name="Source_20_Text"><text:s text:c="12"/># ... and so on for other cases</text:span></text:p>
      <text:h text:style-name="Heading_20_3" text:outline-level="3"><text:soft-page-break/>Considerations:</text:h>
      <text:list xml:id="list1780053644272676403" text:style-name="L87">
        <text:list-item>
          <text:p text:style-name="P89"><text:span text:style-name="Strong_20_Emphasis">Efficiency</text:span>: By precomputing the hash table, most of the lookup time is eliminated, resulting in efficient retrieval of weights and biases during inference.</text:p>
        </text:list-item>
        <text:list-item>
          <text:p text:style-name="P89"><text:span text:style-name="Strong_20_Emphasis">Scalability</text:span>: The system must be able to handle a large number of cases. As the size of the model grows, so does the complexity of the switch-case logic, which may necessitate more sophisticated control flow or data structures.</text:p>
        </text:list-item>
        <text:list-item>
          <text:p text:style-name="P89"><text:span text:style-name="Strong_20_Emphasis">Concurrency</text:span>: If running inference in parallel, synchronization mechanisms must be in place to ensure thread-safe access to the hash table and to handle concurrent updates to the model's state if necessary.</text:p>
        </text:list-item>
      </text:list>
      <text:p text:style-name="Text_20_body">This approach outlines a method for running inference that could potentially leverage the high-speed lookups of a hash table combined with the organized logic flow of a switch-case structure, making it suitable for complex models that require a dynamic understanding of context and sequence in data such as langu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e Gaddr</meta:initial-creator>
    <meta:creation-date>2023-12-18T01:10:38.22</meta:creation-date>
    <meta:document-statistic meta:table-count="0" meta:image-count="31" meta:object-count="0" meta:page-count="39" meta:paragraph-count="698" meta:word-count="15772" meta:character-count="103922"/>
    <dc:date>2023-12-18T01:13:27.60</dc:date>
    <dc:creator>Ire Gaddr</dc:creator>
    <meta:editing-duration>PT2M49S</meta:editing-duration>
    <meta:editing-cycles>1</meta:editing-cycles>
    <meta:generator>OpenOffice/4.1.14$Win32 OpenOffice.org_project/4114m1$Build-9811</meta:generator>
  </office:meta>
</office:document-meta>
</file>